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C" style:family="table-column">
      <style:table-column-properties style:column-width="3.401cm" style:rel-column-width="13107*"/>
    </style:style>
    <style:style style:name="Table1.E" style:family="table-column">
      <style:table-column-properties style:column-width="3.401cm" style:rel-column-width="1310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9.652cm" table:align="left"/>
    </style:style>
    <style:style style:name="Table2.A" style:family="table-column">
      <style:table-column-properties style:column-width="1.921cm"/>
    </style:style>
    <style:style style:name="Table2.B" style:family="table-column">
      <style:table-column-properties style:column-width="7.731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8c7b6" officeooo:paragraph-rsid="0018c7b6"/>
    </style:style>
    <style:style style:name="P2" style:family="paragraph" style:parent-style-name="Standard">
      <style:text-properties officeooo:rsid="0019a71b" officeooo:paragraph-rsid="0019a71b"/>
    </style:style>
    <style:style style:name="P3" style:family="paragraph" style:parent-style-name="Standard">
      <style:text-properties officeooo:rsid="001b0e99" officeooo:paragraph-rsid="001b0e99"/>
    </style:style>
    <style:style style:name="P4" style:family="paragraph" style:parent-style-name="Standard">
      <style:text-properties officeooo:rsid="001d591a" officeooo:paragraph-rsid="001d591a"/>
    </style:style>
    <style:style style:name="P5" style:family="paragraph" style:parent-style-name="Standard">
      <style:paragraph-properties style:line-height-at-least="0.529cm"/>
      <style:text-properties fo:color="#000000" style:font-name="monospace" fo:font-size="11.25pt" fo:font-weight="normal" fo:background-color="#fffffe"/>
    </style:style>
    <style:style style:name="P6" style:family="paragraph" style:parent-style-name="Standard">
      <style:text-properties fo:color="#000000" style:font-name="monospace" fo:font-size="11.25pt" fo:font-weight="normal" officeooo:rsid="003bf1cf" officeooo:paragraph-rsid="003bf1cf" fo:background-color="#fffffe"/>
    </style:style>
    <style:style style:name="P7" style:family="paragraph" style:parent-style-name="Standard">
      <style:paragraph-properties style:line-height-at-least="0.529cm"/>
      <style:text-properties fo:color="#008000" style:font-name="monospace" fo:font-size="11.25pt" fo:font-weight="normal" fo:background-color="#fffffe"/>
    </style:style>
    <style:style style:name="P8" style:family="paragraph" style:parent-style-name="Standard">
      <style:paragraph-properties style:line-height-at-least="0.529cm"/>
    </style:style>
    <style:style style:name="P9" style:family="paragraph" style:parent-style-name="Standard">
      <style:paragraph-properties fo:text-align="center" style:justify-single-word="false"/>
      <style:text-properties officeooo:rsid="00126746" officeooo:paragraph-rsid="0062fad1"/>
    </style:style>
    <style:style style:name="P10" style:family="paragraph" style:parent-style-name="Standard">
      <style:paragraph-properties fo:text-align="start" style:justify-single-word="false"/>
      <style:text-properties officeooo:rsid="0012b5f8" officeooo:paragraph-rsid="0062fad1"/>
    </style:style>
    <style:style style:name="P11" style:family="paragraph" style:parent-style-name="Standard">
      <style:paragraph-properties fo:text-align="start" style:justify-single-word="false"/>
      <style:text-properties officeooo:rsid="0013238f" officeooo:paragraph-rsid="0062fad1"/>
    </style:style>
    <style:style style:name="P12" style:family="paragraph" style:parent-style-name="Standard">
      <style:paragraph-properties fo:text-align="start" style:justify-single-word="false"/>
      <style:text-properties officeooo:rsid="001d81b3" officeooo:paragraph-rsid="0062fad1"/>
    </style:style>
    <style:style style:name="P13" style:family="paragraph" style:parent-style-name="Standard">
      <style:paragraph-properties fo:text-align="start" style:justify-single-word="false"/>
      <style:text-properties officeooo:rsid="001f0c05" officeooo:paragraph-rsid="0062fad1"/>
    </style:style>
    <style:style style:name="P14" style:family="paragraph" style:parent-style-name="Standard">
      <style:paragraph-properties fo:text-align="start" style:justify-single-word="false"/>
      <style:text-properties officeooo:rsid="0023c5a1" officeooo:paragraph-rsid="0062fad1"/>
    </style:style>
    <style:style style:name="P15" style:family="paragraph" style:parent-style-name="Standard">
      <style:paragraph-properties fo:text-align="start" style:justify-single-word="false"/>
      <style:text-properties officeooo:rsid="00291321" officeooo:paragraph-rsid="0062fad1"/>
    </style:style>
    <style:style style:name="P16" style:family="paragraph" style:parent-style-name="Standard">
      <style:text-properties officeooo:rsid="0008011a" officeooo:paragraph-rsid="0063c500"/>
    </style:style>
    <style:style style:name="P17" style:family="paragraph" style:parent-style-name="Standard">
      <style:text-properties officeooo:rsid="0009e082" officeooo:paragraph-rsid="0063c500"/>
    </style:style>
    <style:style style:name="P18" style:family="paragraph" style:parent-style-name="Standard">
      <style:text-properties officeooo:rsid="000d0d9e" officeooo:paragraph-rsid="0063c500"/>
    </style:style>
    <style:style style:name="P19" style:family="paragraph" style:parent-style-name="Standard">
      <style:text-properties officeooo:rsid="000d1f96" officeooo:paragraph-rsid="0063c500"/>
    </style:style>
    <style:style style:name="P20" style:family="paragraph" style:parent-style-name="Standard">
      <style:text-properties officeooo:rsid="00100ef3" officeooo:paragraph-rsid="0063c500"/>
    </style:style>
    <style:style style:name="P21" style:family="paragraph" style:parent-style-name="Standard">
      <style:text-properties officeooo:rsid="0012830d" officeooo:paragraph-rsid="0063c500"/>
    </style:style>
    <style:style style:name="P22" style:family="paragraph" style:parent-style-name="Standard">
      <style:text-properties officeooo:rsid="0015ad47" officeooo:paragraph-rsid="0063c500"/>
    </style:style>
    <style:style style:name="P23" style:family="paragraph" style:parent-style-name="Standard">
      <style:text-properties officeooo:rsid="001759cf" officeooo:paragraph-rsid="0063c500"/>
    </style:style>
    <style:style style:name="P24" style:family="paragraph" style:parent-style-name="Standard">
      <style:text-properties officeooo:rsid="00194209" officeooo:paragraph-rsid="0063c500"/>
    </style:style>
    <style:style style:name="P25" style:family="paragraph" style:parent-style-name="Standard">
      <style:text-properties officeooo:rsid="001b836b" officeooo:paragraph-rsid="0063c500"/>
    </style:style>
    <style:style style:name="P26" style:family="paragraph" style:parent-style-name="Standard">
      <style:text-properties officeooo:paragraph-rsid="0063c500"/>
    </style:style>
    <style:style style:name="P27" style:family="paragraph" style:parent-style-name="Standard">
      <style:paragraph-properties fo:text-align="start" style:justify-single-word="false"/>
      <style:text-properties fo:font-size="14pt" officeooo:rsid="00291321" officeooo:paragraph-rsid="0062fad1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6f7c3b" officeooo:paragraph-rsid="006f7c3b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6f7c3b" officeooo:paragraph-rsid="00b79cb8" style:font-size-asian="12.25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710a99" officeooo:paragraph-rsid="00b79cb8" style:font-size-asian="12.25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74dced" officeooo:paragraph-rsid="0074dced" style:font-size-asian="12.25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074dced" officeooo:paragraph-rsid="00b79cb8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0791790" officeooo:paragraph-rsid="00791790" style:font-size-asian="12.25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rsid="007e4f45" officeooo:paragraph-rsid="007e4f45" style:font-size-asian="12.25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officeooo:rsid="008ec0d8" officeooo:paragraph-rsid="00b79cb8" style:font-size-asian="12.25pt" style:font-size-complex="14pt"/>
    </style:style>
    <style:style style:name="P36" style:family="paragraph" style:parent-style-name="Standard">
      <style:paragraph-properties fo:text-align="start" style:justify-single-word="false"/>
      <style:text-properties fo:font-size="14pt" officeooo:rsid="0092ffe6" officeooo:paragraph-rsid="0092ffe6" style:font-size-asian="12.25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officeooo:rsid="00bc7d19" officeooo:paragraph-rsid="00bc7d19" style:font-size-asian="12.25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size="14pt" officeooo:rsid="00c125e4" officeooo:paragraph-rsid="00c125e4" style:font-size-asian="12.25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4pt" officeooo:rsid="00c25ac9" officeooo:paragraph-rsid="00c25ac9" style:font-size-asian="12.25pt" style:font-size-complex="14pt"/>
    </style:style>
    <style:style style:name="P40" style:family="paragraph" style:parent-style-name="Standard">
      <style:paragraph-properties fo:text-align="start" style:justify-single-word="false"/>
      <style:text-properties fo:font-size="14pt" officeooo:rsid="00c290d3" officeooo:paragraph-rsid="00c290d3" style:font-size-asian="12.25pt" style:font-size-complex="14pt"/>
    </style:style>
    <style:style style:name="P41" style:family="paragraph" style:parent-style-name="Standard">
      <style:paragraph-properties fo:text-align="start" style:justify-single-word="false"/>
      <style:text-properties fo:font-size="14pt" officeooo:rsid="00d34181" officeooo:paragraph-rsid="00d34181" style:font-size-asian="12.25pt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c2f9e9" officeooo:paragraph-rsid="00c2f9e9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c6d55f" officeooo:paragraph-rsid="00c6d55f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e3a6f7" officeooo:paragraph-rsid="00e3a6f7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e51588" officeooo:paragraph-rsid="00e51588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ee0c84" officeooo:paragraph-rsid="00ee0c84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f07118" officeooo:paragraph-rsid="00f07118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officeooo:rsid="00f1b1e7" officeooo:paragraph-rsid="00f1b1e7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weight="normal" officeooo:rsid="00f2e4b8" officeooo:paragraph-rsid="00f2e4b8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weight="normal" officeooo:rsid="00fb7b82" officeooo:paragraph-rsid="00fb7b82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weight="normal" officeooo:rsid="00ff26f2" officeooo:paragraph-rsid="00ff26f2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weight="normal" officeooo:rsid="01025a01" officeooo:paragraph-rsid="01025a01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weight="normal" officeooo:rsid="0104ebd9" officeooo:paragraph-rsid="0104ebd9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fo:font-weight="normal" officeooo:rsid="01074ae5" officeooo:paragraph-rsid="01074ae5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fo:font-weight="normal" officeooo:rsid="010806e7" officeooo:paragraph-rsid="010806e7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fo:font-weight="normal" officeooo:rsid="0108adcc" officeooo:paragraph-rsid="0108adcc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fo:font-weight="normal" officeooo:rsid="010b2e6f" officeooo:paragraph-rsid="010b2e6f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fo:font-weight="normal" officeooo:rsid="010eee48" officeooo:paragraph-rsid="010eee48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fo:font-weight="normal" officeooo:rsid="0110a572" officeooo:paragraph-rsid="0110a572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font-weight="normal" officeooo:rsid="011301c8" officeooo:paragraph-rsid="011301c8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4pt" fo:font-weight="normal" officeooo:rsid="011301c8" officeooo:paragraph-rsid="0113405e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4pt" fo:font-weight="normal" officeooo:rsid="0113405e" officeooo:paragraph-rsid="0113405e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4pt" fo:font-weight="normal" officeooo:rsid="011bdc8c" officeooo:paragraph-rsid="011bdc8c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4pt" fo:font-weight="normal" officeooo:rsid="011efc78" officeooo:paragraph-rsid="011efc78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4pt" fo:font-weight="normal" officeooo:rsid="0120ad03" officeooo:paragraph-rsid="0120ad03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4pt" fo:font-weight="normal" officeooo:rsid="01222f93" officeooo:paragraph-rsid="01222f93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4pt" fo:font-weight="normal" officeooo:rsid="01250fb9" officeooo:paragraph-rsid="01250fb9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4pt" fo:font-weight="normal" officeooo:rsid="01253d7f" officeooo:paragraph-rsid="01253d7f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4pt" fo:font-weight="normal" officeooo:rsid="012596e9" officeooo:paragraph-rsid="012596e9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4pt" fo:font-weight="normal" officeooo:rsid="01276074" officeooo:paragraph-rsid="01276074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4pt" fo:font-weight="normal" officeooo:rsid="012869df" officeooo:paragraph-rsid="012869df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4pt" fo:font-weight="normal" officeooo:rsid="012b5fed" officeooo:paragraph-rsid="012b5fed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4pt" fo:font-weight="normal" officeooo:rsid="012d5c3b" officeooo:paragraph-rsid="012d5c3b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4pt" fo:font-weight="normal" officeooo:rsid="01312108" officeooo:paragraph-rsid="01312108" style:font-size-asian="12.25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4pt" fo:font-weight="normal" officeooo:rsid="013ddc66" officeooo:paragraph-rsid="013ddc66" style:font-size-asian="12.25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4pt" fo:font-weight="normal" officeooo:rsid="013f0005" officeooo:paragraph-rsid="013f0005" style:font-size-asian="12.25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4pt" fo:font-weight="normal" officeooo:rsid="013fb435" officeooo:paragraph-rsid="013fb435" style:font-size-asian="12.25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4pt" fo:font-weight="normal" officeooo:rsid="0140e759" officeooo:paragraph-rsid="0140e759" style:font-size-asian="12.25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4pt" fo:font-weight="normal" officeooo:rsid="01440e6f" officeooo:paragraph-rsid="01440e6f" style:font-size-asian="12.25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4pt" fo:font-weight="normal" officeooo:rsid="01456940" officeooo:paragraph-rsid="01456940" style:font-size-asian="12.25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4pt" fo:font-weight="normal" officeooo:rsid="01476c4b" officeooo:paragraph-rsid="01476c4b" style:font-size-asian="12.25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4pt" fo:font-weight="normal" officeooo:rsid="0145e296" officeooo:paragraph-rsid="0145e296" style:font-size-asian="12.25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4pt" fo:font-weight="normal" officeooo:rsid="01499523" officeooo:paragraph-rsid="01499523" style:font-size-asian="12.25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4pt" fo:font-weight="normal" officeooo:rsid="014a8812" officeooo:paragraph-rsid="014a8812" style:font-size-asian="12.25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4pt" fo:font-weight="normal" officeooo:rsid="014c071c" officeooo:paragraph-rsid="014c071c" style:font-size-asian="12.25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4pt" fo:font-weight="normal" officeooo:rsid="014d03f8" officeooo:paragraph-rsid="014d03f8" style:font-size-asian="12.25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4pt" fo:font-weight="normal" officeooo:rsid="0156b84d" officeooo:paragraph-rsid="0156b84d" style:font-size-asian="12.25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4pt" fo:font-weight="normal" officeooo:rsid="0156b84d" officeooo:paragraph-rsid="01583e6f" style:font-size-asian="12.25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4pt" fo:font-weight="bold" officeooo:rsid="00f1b1e7" officeooo:paragraph-rsid="00f1b1e7" style:font-size-asian="12.25pt" style:font-weight-asian="bold" style:font-size-complex="14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4pt" fo:font-weight="bold" officeooo:rsid="00fb7461" officeooo:paragraph-rsid="00f2e4b8" style:font-size-asian="12.25pt" style:font-weight-asian="bold" style:font-size-complex="14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4pt" fo:font-weight="bold" officeooo:rsid="01499523" officeooo:paragraph-rsid="01499523" style:font-size-asian="12.25pt" style:font-weight-asian="bold" style:font-size-complex="14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5pt" officeooo:rsid="00791790" officeooo:paragraph-rsid="00791790" style:font-size-asian="13.1000003814697pt" style:font-size-complex="15pt"/>
    </style:style>
    <style:style style:name="P93" style:family="paragraph" style:parent-style-name="Standard">
      <style:paragraph-properties fo:text-align="start" style:justify-single-word="false"/>
      <style:text-properties fo:font-size="15pt" officeooo:rsid="0082b7cc" officeooo:paragraph-rsid="0082b7cc" style:font-size-asian="13.1000003814697pt" style:font-size-complex="15pt"/>
    </style:style>
    <style:style style:name="P94" style:family="paragraph" style:parent-style-name="Standard">
      <style:paragraph-properties fo:text-align="start" style:justify-single-word="false"/>
      <style:text-properties fo:font-size="15pt" officeooo:rsid="00846a2b" officeooo:paragraph-rsid="00846a2b" style:font-size-asian="13.1000003814697pt" style:font-size-complex="15pt"/>
    </style:style>
    <style:style style:name="P95" style:family="paragraph" style:parent-style-name="Standard">
      <style:paragraph-properties fo:text-align="start" style:justify-single-word="false"/>
      <style:text-properties fo:font-size="15pt" officeooo:rsid="008858fd" officeooo:paragraph-rsid="008858fd" style:font-size-asian="13.1000003814697pt" style:font-size-complex="15pt"/>
    </style:style>
    <style:style style:name="P96" style:family="paragraph" style:parent-style-name="Standard">
      <style:paragraph-properties fo:text-align="start" style:justify-single-word="false"/>
      <style:text-properties fo:font-size="15pt" officeooo:rsid="0089b35b" officeooo:paragraph-rsid="0089b35b" style:font-size-asian="13.1000003814697pt" style:font-size-complex="15pt"/>
    </style:style>
    <style:style style:name="P97" style:family="paragraph" style:parent-style-name="Standard">
      <style:paragraph-properties fo:text-align="center" style:justify-single-word="false"/>
      <style:text-properties fo:font-size="15pt" officeooo:rsid="0089b35b" officeooo:paragraph-rsid="0089b35b" style:font-size-asian="13.1000003814697pt" style:font-size-complex="15pt"/>
    </style:style>
    <style:style style:name="P98" style:family="paragraph" style:parent-style-name="Standard">
      <style:paragraph-properties fo:text-align="start" style:justify-single-word="false"/>
      <style:text-properties fo:font-size="15pt" officeooo:rsid="00958244" officeooo:paragraph-rsid="00958244" style:font-size-asian="13.1000003814697pt" style:font-size-complex="15pt"/>
    </style:style>
    <style:style style:name="P99" style:family="paragraph" style:parent-style-name="Standard">
      <style:paragraph-properties fo:text-align="start" style:justify-single-word="false"/>
      <style:text-properties fo:font-size="15pt" officeooo:rsid="0096b336" officeooo:paragraph-rsid="0096b336" style:font-size-asian="13.1000003814697pt" style:font-size-complex="15pt"/>
    </style:style>
    <style:style style:name="P100" style:family="paragraph" style:parent-style-name="Standard">
      <style:paragraph-properties fo:text-align="start" style:justify-single-word="false"/>
      <style:text-properties fo:font-size="15pt" officeooo:rsid="0097de29" officeooo:paragraph-rsid="0097de29" style:font-size-asian="13.1000003814697pt" style:font-size-complex="15pt"/>
    </style:style>
    <style:style style:name="P101" style:family="paragraph" style:parent-style-name="Standard">
      <style:paragraph-properties fo:text-align="start" style:justify-single-word="false"/>
      <style:text-properties fo:font-size="15pt" officeooo:rsid="009f4d44" officeooo:paragraph-rsid="009f4d44" style:font-size-asian="13.1000003814697pt" style:font-size-complex="15pt"/>
    </style:style>
    <style:style style:name="P102" style:family="paragraph" style:parent-style-name="Standard">
      <style:paragraph-properties fo:text-align="start" style:justify-single-word="false"/>
      <style:text-properties fo:font-size="15pt" fo:font-weight="normal" officeooo:rsid="009f4d44" officeooo:paragraph-rsid="009f4d44" style:font-size-asian="13.1000003814697pt" style:font-weight-asian="normal" style:font-size-complex="15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5pt" fo:font-weight="normal" officeooo:rsid="00a0d2c0" officeooo:paragraph-rsid="00a0d2c0" style:font-size-asian="13.1000003814697pt" style:font-weight-asian="normal" style:font-size-complex="15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5pt" fo:font-weight="normal" officeooo:rsid="00a0d2c0" officeooo:paragraph-rsid="00a13e52" style:font-size-asian="13.1000003814697pt" style:font-weight-asian="normal" style:font-size-complex="15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5pt" fo:font-weight="normal" officeooo:rsid="00a2a7f6" officeooo:paragraph-rsid="00a2a7f6" style:font-size-asian="13.1000003814697pt" style:font-weight-asian="normal" style:font-size-complex="15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5pt" fo:font-weight="normal" officeooo:rsid="00a2a7f6" officeooo:paragraph-rsid="00a4620a" style:font-size-asian="13.1000003814697pt" style:font-weight-asian="normal" style:font-size-complex="15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5pt" fo:font-weight="normal" officeooo:rsid="00a4620a" officeooo:paragraph-rsid="00a5b391" style:font-size-asian="13.1000003814697pt" style:font-weight-asian="normal" style:font-size-complex="15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5pt" fo:font-weight="normal" officeooo:rsid="00a6daa1" officeooo:paragraph-rsid="00a6daa1" style:font-size-asian="13.1000003814697pt" style:font-weight-asian="normal" style:font-size-complex="15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5pt" fo:font-weight="normal" officeooo:rsid="00a9b1e2" officeooo:paragraph-rsid="00a9b1e2" style:font-size-asian="13.1000003814697pt" style:font-weight-asian="normal" style:font-size-complex="15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5pt" fo:font-weight="normal" officeooo:rsid="00ab6b8b" officeooo:paragraph-rsid="00ab6b8b" style:font-size-asian="13.1000003814697pt" style:font-weight-asian="normal" style:font-size-complex="15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5pt" fo:font-weight="normal" officeooo:rsid="00ac4808" officeooo:paragraph-rsid="00ac4808" style:font-size-asian="13.1000003814697pt" style:font-weight-asian="normal" style:font-size-complex="15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5pt" fo:font-weight="normal" officeooo:rsid="00b0f8a6" officeooo:paragraph-rsid="00b0f8a6" style:font-size-asian="13.1000003814697pt" style:font-weight-asian="normal" style:font-size-complex="15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5pt" fo:font-weight="normal" officeooo:rsid="00b61d0f" officeooo:paragraph-rsid="00b61d0f" style:font-size-asian="13.1000003814697pt" style:font-weight-asian="normal" style:font-size-complex="15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5pt" fo:font-weight="normal" officeooo:rsid="00c74479" officeooo:paragraph-rsid="00c74479" style:font-size-asian="13.1000003814697pt" style:font-weight-asian="normal" style:font-size-complex="15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5pt" fo:font-weight="normal" officeooo:rsid="00ebcf38" officeooo:paragraph-rsid="00ebcf38" style:font-size-asian="13.1000003814697pt" style:font-weight-asian="normal" style:font-size-complex="15pt" style:font-weight-complex="normal"/>
    </style:style>
    <style:style style:name="P116" style:family="paragraph" style:parent-style-name="Standard">
      <style:text-properties officeooo:rsid="007bacbc" officeooo:paragraph-rsid="007bacbc"/>
    </style:style>
    <style:style style:name="P117" style:family="paragraph" style:parent-style-name="Standard">
      <style:paragraph-properties fo:text-align="start" style:justify-single-word="false"/>
      <style:text-properties fo:font-size="28pt" officeooo:rsid="00791790" officeooo:paragraph-rsid="00791790" style:font-size-asian="28pt" style:font-size-complex="28pt"/>
    </style:style>
    <style:style style:name="P118" style:family="paragraph" style:parent-style-name="Standard">
      <style:text-properties officeooo:paragraph-rsid="007fb417"/>
    </style:style>
    <style:style style:name="P119" style:family="paragraph" style:parent-style-name="Standard">
      <style:text-properties officeooo:rsid="008177ba" officeooo:paragraph-rsid="008177ba"/>
    </style:style>
    <style:style style:name="P120" style:family="paragraph" style:parent-style-name="Standard">
      <style:text-properties fo:color="#d4d4d4" style:font-name="Droid Sans Mono" fo:font-size="10.5pt" fo:font-weight="normal" officeooo:rsid="006c624c" officeooo:paragraph-rsid="006c624c" fo:background-color="#1e1e1e" style:font-size-asian="14pt" style:font-size-complex="14pt"/>
    </style:style>
    <style:style style:name="P121" style:family="paragraph" style:parent-style-name="Standard">
      <style:text-properties fo:color="#d4d4d4" style:font-name="Droid Sans Mono" fo:font-size="10.5pt" fo:font-weight="normal" officeooo:rsid="008f72d5" officeooo:paragraph-rsid="008f72d5" fo:background-color="#1e1e1e" style:font-size-asian="14pt" style:font-size-complex="14pt"/>
    </style:style>
    <style:style style:name="P122" style:family="paragraph" style:parent-style-name="Standard">
      <style:paragraph-properties fo:text-align="start" style:justify-single-word="false"/>
      <style:text-properties officeooo:paragraph-rsid="00a2a7f6"/>
    </style:style>
    <style:style style:name="P123" style:family="paragraph" style:parent-style-name="Standard">
      <style:paragraph-properties fo:text-align="start" style:justify-single-word="false"/>
      <style:text-properties officeooo:paragraph-rsid="00b79cb8"/>
    </style:style>
    <style:style style:name="P124" style:family="paragraph" style:parent-style-name="Standard">
      <style:paragraph-properties fo:text-align="start" style:justify-single-word="false"/>
      <style:text-properties officeooo:paragraph-rsid="00bbda18"/>
    </style:style>
    <style:style style:name="P125" style:family="paragraph" style:parent-style-name="Standard">
      <style:paragraph-properties fo:text-align="start" style:justify-single-word="false"/>
      <style:text-properties officeooo:paragraph-rsid="00a5b391"/>
    </style:style>
    <style:style style:name="P126" style:family="paragraph" style:parent-style-name="Standard">
      <style:paragraph-properties fo:text-align="start" style:justify-single-word="false"/>
      <style:text-properties officeooo:rsid="00a85ee3" officeooo:paragraph-rsid="00a85ee3"/>
    </style:style>
    <style:style style:name="P127" style:family="paragraph" style:parent-style-name="Standard">
      <style:paragraph-properties fo:text-align="start" style:justify-single-word="false"/>
      <style:text-properties officeooo:rsid="00a9b1e2" officeooo:paragraph-rsid="00a9b1e2"/>
    </style:style>
    <style:style style:name="P128" style:family="paragraph" style:parent-style-name="Standard">
      <style:paragraph-properties fo:text-align="start" style:justify-single-word="false"/>
      <style:text-properties fo:font-weight="normal" officeooo:rsid="00a9b1e2" officeooo:paragraph-rsid="00a9b1e2" style:font-weight-asian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weight="normal" officeooo:rsid="00add945" officeooo:paragraph-rsid="00add945" style:font-weight-asian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weight="normal" officeooo:rsid="00af2099" officeooo:paragraph-rsid="00af2099" style:font-weight-asian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officeooo:rsid="00bbda18" officeooo:paragraph-rsid="00bbda18"/>
    </style:style>
    <style:style style:name="P132" style:family="paragraph" style:parent-style-name="Standard">
      <style:paragraph-properties fo:text-align="start" style:justify-single-word="false"/>
      <style:text-properties officeooo:rsid="00bd1600" officeooo:paragraph-rsid="00bd1600"/>
    </style:style>
    <style:style style:name="P133" style:family="paragraph" style:parent-style-name="Standard">
      <style:paragraph-properties fo:text-align="start" style:justify-single-word="false"/>
      <style:text-properties officeooo:rsid="00bde5b1" officeooo:paragraph-rsid="00bde5b1"/>
    </style:style>
    <style:style style:name="P134" style:family="paragraph" style:parent-style-name="Standard">
      <style:paragraph-properties fo:text-align="start" style:justify-single-word="false"/>
      <style:text-properties officeooo:rsid="00c125e4" officeooo:paragraph-rsid="00c125e4"/>
    </style:style>
    <style:style style:name="P135" style:family="paragraph" style:parent-style-name="Text_20_body">
      <style:text-properties officeooo:rsid="002037e0" officeooo:paragraph-rsid="002037e0"/>
    </style:style>
    <style:style style:name="P136" style:family="paragraph" style:parent-style-name="Text_20_body">
      <style:text-properties officeooo:rsid="0021ebc3" officeooo:paragraph-rsid="0021ebc3"/>
    </style:style>
    <style:style style:name="P137" style:family="paragraph" style:parent-style-name="Text_20_body">
      <style:text-properties officeooo:rsid="002cc29d" officeooo:paragraph-rsid="002cc29d"/>
    </style:style>
    <style:style style:name="P138" style:family="paragraph" style:parent-style-name="Text_20_body">
      <style:text-properties officeooo:rsid="002d9bf5" officeooo:paragraph-rsid="002d9bf5"/>
    </style:style>
    <style:style style:name="P139" style:family="paragraph" style:parent-style-name="Text_20_body">
      <style:text-properties officeooo:rsid="002fa8e2" officeooo:paragraph-rsid="002fa8e2"/>
    </style:style>
    <style:style style:name="P140" style:family="paragraph" style:parent-style-name="Text_20_body">
      <style:text-properties officeooo:rsid="00317942" officeooo:paragraph-rsid="00317942"/>
    </style:style>
    <style:style style:name="P141" style:family="paragraph" style:parent-style-name="Text_20_body">
      <style:text-properties officeooo:rsid="0037c296" officeooo:paragraph-rsid="0037c296"/>
    </style:style>
    <style:style style:name="P142" style:family="paragraph" style:parent-style-name="Text_20_body">
      <style:text-properties officeooo:rsid="003bbfbf" officeooo:paragraph-rsid="003bbfbf"/>
    </style:style>
    <style:style style:name="P143" style:family="paragraph" style:parent-style-name="Text_20_body">
      <style:text-properties officeooo:rsid="003bf1cf" officeooo:paragraph-rsid="003bf1cf"/>
    </style:style>
    <style:style style:name="P144" style:family="paragraph" style:parent-style-name="Text_20_body">
      <style:text-properties officeooo:rsid="0041c0ed" officeooo:paragraph-rsid="0041c0ed"/>
    </style:style>
    <style:style style:name="P145" style:family="paragraph" style:parent-style-name="Text_20_body">
      <style:text-properties officeooo:rsid="00441d25" officeooo:paragraph-rsid="00441d25"/>
    </style:style>
    <style:style style:name="P146" style:family="paragraph" style:parent-style-name="Text_20_body">
      <style:text-properties officeooo:rsid="00454614" officeooo:paragraph-rsid="00454614"/>
    </style:style>
    <style:style style:name="P147" style:family="paragraph" style:parent-style-name="Text_20_body">
      <style:text-properties fo:font-size="18pt" officeooo:rsid="00493453" officeooo:paragraph-rsid="00cf64b9" style:font-size-asian="15.75pt" style:font-size-complex="18pt"/>
    </style:style>
    <style:style style:name="P148" style:family="paragraph" style:parent-style-name="Text_20_body">
      <style:text-properties fo:font-size="18pt" officeooo:rsid="004c0e21" officeooo:paragraph-rsid="004c0e21" style:font-size-asian="15.75pt" style:font-size-complex="18pt"/>
    </style:style>
    <style:style style:name="P149" style:family="paragraph" style:parent-style-name="Text_20_body">
      <style:text-properties fo:font-size="18pt" officeooo:rsid="006845cd" officeooo:paragraph-rsid="00493453" style:font-size-asian="15.75pt" style:font-size-complex="18pt"/>
    </style:style>
    <style:style style:name="P150" style:family="paragraph" style:parent-style-name="Text_20_body">
      <style:text-properties fo:font-size="18pt" officeooo:rsid="00c7571b" officeooo:paragraph-rsid="00c7571b" style:font-size-asian="15.75pt" style:font-size-complex="18pt"/>
    </style:style>
    <style:style style:name="P151" style:family="paragraph" style:parent-style-name="Text_20_body">
      <style:text-properties fo:font-size="18pt" officeooo:rsid="001b836b" officeooo:paragraph-rsid="0063c500" style:font-size-asian="15.75pt" style:font-size-complex="18pt"/>
    </style:style>
    <style:style style:name="P152" style:family="paragraph" style:parent-style-name="Text_20_body">
      <style:text-properties fo:font-size="18pt" officeooo:rsid="001b836b" officeooo:paragraph-rsid="00ccfe1a" style:font-size-asian="15.75pt" style:font-size-complex="18pt"/>
    </style:style>
    <style:style style:name="P153" style:family="paragraph" style:parent-style-name="Text_20_body">
      <style:text-properties fo:font-size="18pt" officeooo:rsid="001b836b" officeooo:paragraph-rsid="00e15399" style:font-size-asian="15.75pt" style:font-size-complex="18pt"/>
    </style:style>
    <style:style style:name="P154" style:family="paragraph" style:parent-style-name="Text_20_body">
      <style:text-properties fo:font-size="18pt" officeooo:rsid="001b836b" officeooo:paragraph-rsid="00f6aaaa" style:font-size-asian="15.75pt" style:font-size-complex="18pt"/>
    </style:style>
    <style:style style:name="P155" style:family="paragraph" style:parent-style-name="Text_20_body">
      <style:text-properties fo:font-size="28pt" officeooo:rsid="00493453" officeooo:paragraph-rsid="00493453" style:font-size-asian="28pt" style:font-size-complex="28pt"/>
    </style:style>
    <style:style style:name="P156" style:family="paragraph" style:parent-style-name="Text_20_body">
      <style:text-properties officeooo:rsid="004d3f48" officeooo:paragraph-rsid="004d3f48"/>
    </style:style>
    <style:style style:name="P157" style:family="paragraph" style:parent-style-name="Text_20_body">
      <style:text-properties officeooo:rsid="005673bf" officeooo:paragraph-rsid="005673bf"/>
    </style:style>
    <style:style style:name="P158" style:family="paragraph" style:parent-style-name="Text_20_body">
      <style:text-properties officeooo:rsid="00582295" officeooo:paragraph-rsid="00582295"/>
    </style:style>
    <style:style style:name="P159" style:family="paragraph" style:parent-style-name="Text_20_body">
      <style:text-properties officeooo:rsid="005c46eb" officeooo:paragraph-rsid="005c46eb"/>
    </style:style>
    <style:style style:name="P160" style:family="paragraph" style:parent-style-name="Text_20_body">
      <style:text-properties fo:font-size="14pt" officeooo:rsid="00493453" officeooo:paragraph-rsid="00493453" style:font-size-asian="14pt" style:font-size-complex="14pt"/>
    </style:style>
    <style:style style:name="P161" style:family="paragraph" style:parent-style-name="Text_20_body">
      <style:text-properties fo:font-size="14pt" officeooo:rsid="006c624c" officeooo:paragraph-rsid="006c624c" style:font-size-asian="14pt" style:font-size-complex="14pt"/>
    </style:style>
    <style:style style:name="P162" style:family="paragraph" style:parent-style-name="Text_20_body">
      <style:paragraph-properties fo:text-align="start" style:justify-single-word="false"/>
      <style:text-properties fo:font-size="14pt" officeooo:rsid="0081ff31" officeooo:paragraph-rsid="00ca65e3" style:font-size-asian="14pt" style:font-size-complex="14pt"/>
    </style:style>
    <style:style style:name="P163" style:family="paragraph" style:parent-style-name="Text_20_body">
      <style:text-properties fo:font-size="14pt" officeooo:rsid="0081ff31" officeooo:paragraph-rsid="00ca65e3" style:font-size-asian="14pt" style:font-size-complex="14pt"/>
    </style:style>
    <style:style style:name="P164" style:family="paragraph" style:parent-style-name="Text_20_body">
      <style:text-properties fo:font-size="14pt" officeooo:rsid="008cfdc4" officeooo:paragraph-rsid="008cfdc4" style:font-size-asian="14pt" style:font-size-complex="14pt"/>
    </style:style>
    <style:style style:name="P165" style:family="paragraph" style:parent-style-name="Text_20_body">
      <style:text-properties fo:font-size="14pt" officeooo:rsid="008cfdc4" officeooo:paragraph-rsid="00d86782" style:font-size-asian="14pt" style:font-size-complex="14pt"/>
    </style:style>
    <style:style style:name="P166" style:family="paragraph" style:parent-style-name="Text_20_body">
      <style:text-properties fo:font-size="14pt" officeooo:rsid="008f72d5" officeooo:paragraph-rsid="008f72d5" style:font-size-asian="14pt" style:font-size-complex="14pt"/>
    </style:style>
    <style:style style:name="P167" style:family="paragraph" style:parent-style-name="Text_20_body">
      <style:text-properties fo:font-size="14pt" officeooo:rsid="0091394e" officeooo:paragraph-rsid="0091394e" style:font-size-asian="14pt" style:font-size-complex="14pt"/>
    </style:style>
    <style:style style:name="P168" style:family="paragraph" style:parent-style-name="Text_20_body">
      <style:text-properties fo:font-size="14pt" officeooo:rsid="0094e972" officeooo:paragraph-rsid="0094e972" style:font-size-asian="14pt" style:font-size-complex="14pt"/>
    </style:style>
    <style:style style:name="P169" style:family="paragraph" style:parent-style-name="Text_20_body">
      <style:text-properties fo:font-size="14pt" officeooo:rsid="00cf64b9" officeooo:paragraph-rsid="00cf64b9" style:font-size-asian="14pt" style:font-size-complex="14pt"/>
    </style:style>
    <style:style style:name="P170" style:family="paragraph" style:parent-style-name="Text_20_body">
      <style:text-properties fo:font-size="14pt" officeooo:rsid="00c7571b" officeooo:paragraph-rsid="00c7571b" style:font-size-asian="14pt" style:font-size-complex="14pt"/>
    </style:style>
    <style:style style:name="P171" style:family="paragraph" style:parent-style-name="Text_20_body">
      <style:text-properties fo:font-size="14pt" officeooo:rsid="00cdc4b9" officeooo:paragraph-rsid="00cdc4b9" style:font-size-asian="14pt" style:font-size-complex="14pt"/>
    </style:style>
    <style:style style:name="P172" style:family="paragraph" style:parent-style-name="Text_20_body">
      <style:text-properties fo:font-size="14pt" officeooo:rsid="00f5670f" officeooo:paragraph-rsid="00f5670f" style:font-size-asian="14pt" style:font-size-complex="14pt"/>
    </style:style>
    <style:style style:name="P173" style:family="paragraph" style:parent-style-name="Text_20_body">
      <style:text-properties officeooo:rsid="0015ad47" officeooo:paragraph-rsid="0063c500"/>
    </style:style>
    <style:style style:name="P174" style:family="paragraph" style:parent-style-name="Text_20_body">
      <style:text-properties officeooo:paragraph-rsid="0063c500"/>
    </style:style>
    <style:style style:name="P175" style:family="paragraph" style:parent-style-name="Text_20_body">
      <style:text-properties fo:font-size="20pt" officeooo:rsid="004c0e21" officeooo:paragraph-rsid="004c0e21" style:font-size-asian="20pt" style:font-size-complex="20pt"/>
    </style:style>
    <style:style style:name="P176" style:family="paragraph" style:parent-style-name="Text_20_body">
      <style:text-properties officeooo:rsid="00786389" officeooo:paragraph-rsid="00786389"/>
    </style:style>
    <style:style style:name="P177" style:family="paragraph" style:parent-style-name="Text_20_body">
      <style:text-properties fo:color="#d4d4d4" style:font-name="Droid Sans Mono" fo:font-size="10.5pt" fo:font-weight="normal" officeooo:rsid="0091394e" officeooo:paragraph-rsid="0091394e" fo:background-color="#1e1e1e" style:font-size-asian="14pt" style:font-size-complex="14pt"/>
    </style:style>
    <style:style style:name="P178" style:family="paragraph" style:parent-style-name="Text_20_body">
      <style:text-properties fo:font-size="13pt" officeooo:rsid="00f5670f" officeooo:paragraph-rsid="00f5670f" style:font-size-asian="11.3500003814697pt" style:font-size-complex="13pt"/>
    </style:style>
    <style:style style:name="P179" style:family="paragraph" style:parent-style-name="Standard">
      <style:paragraph-properties fo:margin-top="0cm" fo:margin-bottom="0.499cm" loext:contextual-spacing="false" style:line-height-at-least="0.529cm"/>
      <style:text-properties fo:color="#000000" style:font-name="monospace" fo:font-size="11.25pt" fo:font-weight="normal" fo:background-color="#fffffe"/>
    </style:style>
    <style:style style:name="P180" style:family="paragraph" style:parent-style-name="Preformatted_20_Text">
      <style:paragraph-properties fo:margin-top="0cm" fo:margin-bottom="0.499cm" loext:contextual-spacing="false"/>
      <style:text-properties officeooo:paragraph-rsid="0062fad1"/>
    </style:style>
    <style:style style:name="P181" style:family="paragraph" style:parent-style-name="Preformatted_20_Text">
      <style:paragraph-properties fo:margin-top="0cm" fo:margin-bottom="0.499cm" loext:contextual-spacing="false"/>
      <style:text-properties officeooo:paragraph-rsid="0063c500"/>
    </style:style>
    <style:style style:name="P182" style:family="paragraph" style:parent-style-name="Preformatted_20_Text">
      <style:paragraph-properties fo:margin-top="0cm" fo:margin-bottom="0.499cm" loext:contextual-spacing="false" fo:text-align="center" style:justify-single-word="false"/>
      <style:text-properties officeooo:paragraph-rsid="0063c500"/>
    </style:style>
    <style:style style:name="P183" style:family="paragraph" style:parent-style-name="Preformatted_20_Text">
      <style:text-properties fo:font-size="14pt" officeooo:rsid="004c0e21" officeooo:paragraph-rsid="004c0e21" style:font-size-asian="12.25pt" style:font-size-complex="14pt"/>
    </style:style>
    <style:style style:name="P184" style:family="paragraph" style:parent-style-name="Preformatted_20_Text">
      <style:paragraph-properties fo:text-align="start" style:justify-single-word="false"/>
      <style:text-properties officeooo:rsid="0023c5a1" officeooo:paragraph-rsid="0062fad1"/>
    </style:style>
    <style:style style:name="P185" style:family="paragraph" style:parent-style-name="Preformatted_20_Text">
      <style:text-properties officeooo:paragraph-rsid="0062fad1"/>
    </style:style>
    <style:style style:name="P186" style:family="paragraph" style:parent-style-name="Preformatted_20_Text">
      <style:text-properties officeooo:rsid="0015ad47" officeooo:paragraph-rsid="0063c500"/>
    </style:style>
    <style:style style:name="P187" style:family="paragraph" style:parent-style-name="Preformatted_20_Text">
      <style:text-properties officeooo:paragraph-rsid="0063c500"/>
    </style:style>
    <style:style style:name="P188" style:family="paragraph" style:parent-style-name="Table_20_Contents">
      <style:text-properties officeooo:paragraph-rsid="0063c500"/>
    </style:style>
    <style:style style:name="P189" style:family="paragraph" style:parent-style-name="Table_20_Heading">
      <style:paragraph-properties fo:text-align="center" style:justify-single-word="false"/>
      <style:text-properties officeooo:paragraph-rsid="0063c500"/>
    </style:style>
    <style:style style:name="P190" style:family="paragraph" style:parent-style-name="Heading_20_2">
      <style:text-properties officeooo:rsid="001b836b" officeooo:paragraph-rsid="0063c500"/>
    </style:style>
    <style:style style:name="P191" style:family="paragraph" style:parent-style-name="Heading_20_2">
      <style:text-properties officeooo:paragraph-rsid="0063c500"/>
    </style:style>
    <style:style style:name="P192" style:family="paragraph" style:parent-style-name="Standard">
      <style:paragraph-properties fo:text-align="start" style:justify-single-word="false"/>
      <style:text-properties fo:font-size="14pt" fo:font-weight="normal" officeooo:rsid="0156b84d" officeooo:paragraph-rsid="0156b84d" style:font-size-asian="12.25pt" style:font-weight-asian="normal" style:font-size-complex="14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14pt" fo:font-weight="normal" officeooo:rsid="014e9177" officeooo:paragraph-rsid="014e9177" style:font-size-asian="12.25pt" style:font-weight-asian="normal" style:font-size-complex="14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size="14pt" fo:font-weight="normal" officeooo:rsid="015c606b" officeooo:paragraph-rsid="015c606b" style:font-size-asian="12.25pt" style:font-weight-asian="normal" style:font-size-complex="14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size="14pt" fo:font-weight="normal" officeooo:rsid="015dedad" officeooo:paragraph-rsid="015dedad" style:font-size-asian="12.25pt" style:font-weight-asian="normal" style:font-size-complex="14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size="14pt" fo:font-weight="normal" officeooo:rsid="015e3a8f" officeooo:paragraph-rsid="015e3a8f" style:font-size-asian="12.25pt" style:font-weight-asian="normal" style:font-size-complex="14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size="14pt" fo:font-weight="normal" officeooo:rsid="01689fdb" officeooo:paragraph-rsid="01689fdb" style:font-size-asian="12.25pt" style:font-weight-asian="normal" style:font-size-complex="14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size="14pt" fo:font-weight="bold" officeooo:rsid="015c606b" officeooo:paragraph-rsid="015c606b" style:font-size-asian="12.25pt" style:font-weight-asian="bold" style:font-size-complex="14pt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size="14pt" fo:font-weight="bold" officeooo:rsid="015c606b" officeooo:paragraph-rsid="015dedad" style:font-size-asian="12.25pt" style:font-weight-asian="bold" style:font-size-complex="14pt" style:font-weight-complex="bold"/>
    </style:style>
    <style:style style:name="P200" style:family="paragraph" style:parent-style-name="Text_20_body" style:list-style-name="L1">
      <style:text-properties officeooo:paragraph-rsid="0063c500"/>
    </style:style>
    <style:style style:name="P201" style:family="paragraph" style:parent-style-name="Text_20_body" style:list-style-name="L1">
      <style:paragraph-properties fo:margin-top="0cm" fo:margin-bottom="0cm" loext:contextual-spacing="false"/>
      <style:text-properties officeooo:paragraph-rsid="0063c500"/>
    </style:style>
    <style:style style:name="T1" style:family="text">
      <style:text-properties officeooo:rsid="001c80a2"/>
    </style:style>
    <style:style style:name="T2" style:family="text">
      <style:text-properties officeooo:rsid="001d591a"/>
    </style:style>
    <style:style style:name="T3" style:family="text">
      <style:text-properties officeooo:rsid="001f1f57"/>
    </style:style>
    <style:style style:name="T4" style:family="text">
      <style:text-properties officeooo:rsid="0023344b"/>
    </style:style>
    <style:style style:name="T5" style:family="text">
      <style:text-properties officeooo:rsid="002f54e4"/>
    </style:style>
    <style:style style:name="T6" style:family="text">
      <style:text-properties officeooo:rsid="0036990a"/>
    </style:style>
    <style:style style:name="T7" style:family="text">
      <style:text-properties fo:color="#0000ff"/>
    </style:style>
    <style:style style:name="T8" style:family="text">
      <style:text-properties fo:color="#a31515"/>
    </style:style>
    <style:style style:name="T9" style:family="text">
      <style:text-properties fo:color="#09885a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9c666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officeooo:rsid="009f4d44" style:font-size-asian="28pt" style:font-size-complex="28pt"/>
    </style:style>
    <style:style style:name="T14" style:family="text">
      <style:text-properties officeooo:rsid="00138b1a"/>
    </style:style>
    <style:style style:name="T15" style:family="text">
      <style:text-properties officeooo:rsid="001f0c05"/>
    </style:style>
    <style:style style:name="T16" style:family="text">
      <style:text-properties officeooo:rsid="0023c5a1"/>
    </style:style>
    <style:style style:name="T17" style:family="text">
      <style:text-properties fo:font-size="16pt" fo:font-weight="bold" officeooo:rsid="00078595" style:font-size-asian="16pt" style:font-weight-asian="bold" style:font-size-complex="16pt" style:font-weight-complex="bold"/>
    </style:style>
    <style:style style:name="T18" style:family="text">
      <style:text-properties officeooo:rsid="000e30ad"/>
    </style:style>
    <style:style style:name="T19" style:family="text">
      <style:text-properties officeooo:rsid="001461bc"/>
    </style:style>
    <style:style style:name="T20" style:family="text">
      <style:text-properties fo:font-weight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a13e52" style:font-weight-asian="bold" style:font-weight-complex="bold"/>
    </style:style>
    <style:style style:name="T23" style:family="text">
      <style:text-properties fo:font-weight="bold" officeooo:rsid="00a2a7f6" style:font-weight-asian="bold" style:font-weight-complex="bold"/>
    </style:style>
    <style:style style:name="T24" style:family="text">
      <style:text-properties fo:font-weight="bold" officeooo:rsid="00a5b391" style:font-weight-asian="bold" style:font-weight-complex="bold"/>
    </style:style>
    <style:style style:name="T25" style:family="text">
      <style:text-properties fo:font-weight="bold" officeooo:rsid="00ccfe1a" style:font-weight-asian="bold" style:font-weight-complex="bold"/>
    </style:style>
    <style:style style:name="T26" style:family="text">
      <style:text-properties fo:font-weight="bold" officeooo:rsid="00ecf608" style:font-weight-asian="bold" style:font-weight-complex="bold"/>
    </style:style>
    <style:style style:name="T27" style:family="text">
      <style:text-properties fo:font-weight="bold" officeooo:rsid="00f990e5" style:font-weight-asian="bold" style:font-weight-complex="bold"/>
    </style:style>
    <style:style style:name="T28" style:family="text">
      <style:text-properties fo:font-weight="bold" officeooo:rsid="00fb7461" style:font-weight-asian="bold" style:font-weight-complex="bold"/>
    </style:style>
    <style:style style:name="T29" style:family="text">
      <style:text-properties officeooo:rsid="0015ad47"/>
    </style:style>
    <style:style style:name="T30" style:family="text">
      <style:text-properties officeooo:rsid="0016d7bd"/>
    </style:style>
    <style:style style:name="T31" style:family="text">
      <style:text-properties officeooo:rsid="00183ef3"/>
    </style:style>
    <style:style style:name="T32" style:family="text">
      <style:text-properties officeooo:rsid="00215c22"/>
    </style:style>
    <style:style style:name="T33" style:family="text">
      <style:text-properties officeooo:rsid="0024a833"/>
    </style:style>
    <style:style style:name="T34" style:family="text">
      <style:text-properties officeooo:rsid="0074dced"/>
    </style:style>
    <style:style style:name="T35" style:family="text">
      <style:text-properties officeooo:rsid="007fb417"/>
    </style:style>
    <style:style style:name="T36" style:family="text">
      <style:text-properties officeooo:rsid="008177ba"/>
    </style:style>
    <style:style style:name="T37" style:family="text">
      <style:text-properties fo:color="#dcdcaa"/>
    </style:style>
    <style:style style:name="T38" style:family="text">
      <style:text-properties fo:color="#d4d4d4" style:font-name="Droid Sans Mono" fo:font-size="10.5pt" fo:font-weight="bold" fo:background-color="#1e1e1e" loext:char-shading-value="0" style:font-weight-asian="bold" style:font-weight-complex="bold"/>
    </style:style>
    <style:style style:name="T39" style:family="text">
      <style:text-properties fo:color="#d4d4d4" style:font-name="Droid Sans Mono" fo:font-weight="bold" fo:background-color="#1e1e1e" loext:char-shading-value="0" style:font-weight-asian="bold" style:font-weight-complex="bold"/>
    </style:style>
    <style:style style:name="T40" style:family="text">
      <style:text-properties fo:color="#9cdcfe"/>
    </style:style>
    <style:style style:name="T41" style:family="text">
      <style:text-properties fo:color="#ce9178"/>
    </style:style>
    <style:style style:name="T42" style:family="text">
      <style:text-properties officeooo:rsid="009c666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15dedad" style:font-weight-asian="normal" style:font-weight-complex="normal"/>
    </style:style>
    <style:style style:name="T45" style:family="text">
      <style:text-properties officeooo:rsid="00a13e52"/>
    </style:style>
    <style:style style:name="T46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47" style:family="text">
      <style:text-properties fo:font-size="15pt" fo:font-weight="normal" officeooo:rsid="00a2a7f6" style:font-size-asian="13.1000003814697pt" style:font-weight-asian="normal" style:font-size-complex="15pt" style:font-weight-complex="normal"/>
    </style:style>
    <style:style style:name="T48" style:family="text">
      <style:text-properties fo:font-size="15pt" fo:font-weight="normal" officeooo:rsid="00a5b391" style:font-size-asian="13.1000003814697pt" style:font-weight-asian="normal" style:font-size-complex="15pt" style:font-weight-complex="normal"/>
    </style:style>
    <style:style style:name="T49" style:family="text">
      <style:text-properties fo:font-size="15pt" fo:font-weight="normal" officeooo:rsid="00a85ee3" style:font-size-asian="13.1000003814697pt" style:font-weight-asian="normal" style:font-size-complex="15pt" style:font-weight-complex="normal"/>
    </style:style>
    <style:style style:name="T50" style:family="text">
      <style:text-properties fo:font-size="15pt" fo:font-weight="normal" officeooo:rsid="00a9b1e2" style:font-size-asian="13.1000003814697pt" style:font-weight-asian="normal" style:font-size-complex="15pt" style:font-weight-complex="normal"/>
    </style:style>
    <style:style style:name="T51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52" style:family="text">
      <style:text-properties fo:font-size="15pt" fo:font-weight="bold" officeooo:rsid="00b0f8a6" style:font-size-asian="13.1000003814697pt" style:font-weight-asian="bold" style:font-size-complex="15pt" style:font-weight-complex="bold"/>
    </style:style>
    <style:style style:name="T53" style:family="text">
      <style:text-properties fo:font-size="15pt" fo:font-weight="bold" style:font-size-asian="15pt" style:font-weight-asian="bold" style:font-size-complex="15pt" style:font-weight-complex="bold"/>
    </style:style>
    <style:style style:name="T54" style:family="text">
      <style:text-properties fo:font-size="15pt" style:font-size-asian="13.1000003814697pt" style:font-size-complex="15pt"/>
    </style:style>
    <style:style style:name="T55" style:family="text">
      <style:text-properties fo:font-size="15pt" officeooo:rsid="00af2099" style:font-size-asian="13.1000003814697pt" style:font-size-complex="15pt"/>
    </style:style>
    <style:style style:name="T56" style:family="text">
      <style:text-properties officeooo:rsid="00a4620a"/>
    </style:style>
    <style:style style:name="T57" style:family="text">
      <style:text-properties officeooo:rsid="00a6daa1"/>
    </style:style>
    <style:style style:name="T58" style:family="text">
      <style:text-properties officeooo:rsid="00b452fa"/>
    </style:style>
    <style:style style:name="T59" style:family="text">
      <style:text-properties officeooo:rsid="00b79cb8"/>
    </style:style>
    <style:style style:name="T60" style:family="text">
      <style:text-properties fo:font-size="36pt" style:font-size-asian="36pt" style:font-size-complex="36pt"/>
    </style:style>
    <style:style style:name="T61" style:family="text">
      <style:text-properties fo:font-size="14pt" officeooo:rsid="00b79cb8" style:font-size-asian="12.25pt" style:font-size-complex="14pt"/>
    </style:style>
    <style:style style:name="T62" style:family="text">
      <style:text-properties officeooo:rsid="00bbda18"/>
    </style:style>
    <style:style style:name="T63" style:family="text">
      <style:text-properties officeooo:rsid="00c125e4"/>
    </style:style>
    <style:style style:name="T64" style:family="text">
      <style:text-properties officeooo:rsid="00c25ac9"/>
    </style:style>
    <style:style style:name="T65" style:family="text">
      <style:text-properties officeooo:rsid="00c290d3"/>
    </style:style>
    <style:style style:name="T66" style:family="text">
      <style:text-properties officeooo:rsid="00caa66a"/>
    </style:style>
    <style:style style:name="T67" style:family="text">
      <style:text-properties fo:font-size="13pt" style:font-size-asian="13pt" style:font-size-complex="13pt"/>
    </style:style>
    <style:style style:name="T68" style:family="text">
      <style:text-properties fo:font-size="13pt" officeooo:rsid="00ccfe1a" style:font-size-asian="13pt" style:font-size-complex="13pt"/>
    </style:style>
    <style:style style:name="T69" style:family="text">
      <style:text-properties fo:font-size="13pt" officeooo:rsid="00e15399" style:font-size-asian="13pt" style:font-size-complex="13pt"/>
    </style:style>
    <style:style style:name="T70" style:family="text">
      <style:text-properties fo:font-size="13pt" officeooo:rsid="00f6aaaa" style:font-size-asian="13pt" style:font-size-complex="13pt"/>
    </style:style>
    <style:style style:name="T71" style:family="text">
      <style:text-properties officeooo:rsid="00dd3a08"/>
    </style:style>
    <style:style style:name="T72" style:family="text">
      <style:text-properties fo:font-size="18pt" fo:font-weight="bold" style:font-size-asian="18pt" style:font-weight-asian="bold" style:font-size-complex="18pt" style:font-weight-complex="bold"/>
    </style:style>
    <style:style style:name="T73" style:family="text">
      <style:text-properties officeooo:rsid="00e15399" style:font-size-asian="18pt"/>
    </style:style>
    <style:style style:name="T74" style:family="text">
      <style:text-properties officeooo:rsid="00ecf608"/>
    </style:style>
    <style:style style:name="T75" style:family="text">
      <style:text-properties officeooo:rsid="00ee3dbf"/>
    </style:style>
    <style:style style:name="T76" style:family="text">
      <style:text-properties officeooo:rsid="00f2e4b8"/>
    </style:style>
    <style:style style:name="T77" style:family="text">
      <style:text-properties officeooo:rsid="00f990e5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officeooo:rsid="00fd5d03"/>
    </style:style>
    <style:style style:name="T80" style:family="text">
      <style:text-properties officeooo:rsid="01003c40"/>
    </style:style>
    <style:style style:name="T81" style:family="text">
      <style:text-properties officeooo:rsid="01023713"/>
    </style:style>
    <style:style style:name="T82" style:family="text">
      <style:text-properties officeooo:rsid="010d180d"/>
    </style:style>
    <style:style style:name="T83" style:family="text">
      <style:text-properties officeooo:rsid="0111ccb0"/>
    </style:style>
    <style:style style:name="T84" style:family="text">
      <style:text-properties officeooo:rsid="01161f01"/>
    </style:style>
    <style:style style:name="T85" style:family="text">
      <style:text-properties officeooo:rsid="011a112d"/>
    </style:style>
    <style:style style:name="T86" style:family="text">
      <style:text-properties officeooo:rsid="011d1d57"/>
    </style:style>
    <style:style style:name="T87" style:family="text">
      <style:text-properties officeooo:rsid="0123819a"/>
    </style:style>
    <style:style style:name="T88" style:family="text">
      <style:text-properties officeooo:rsid="01261417"/>
    </style:style>
    <style:style style:name="T89" style:family="text">
      <style:text-properties officeooo:rsid="012869df"/>
    </style:style>
    <style:style style:name="T90" style:family="text">
      <style:text-properties officeooo:rsid="013ddc66"/>
    </style:style>
    <style:style style:name="T91" style:family="text">
      <style:text-properties officeooo:rsid="01484286"/>
    </style:style>
    <style:style style:name="T92" style:family="text">
      <style:text-properties officeooo:rsid="014e9177"/>
    </style:style>
    <style:style style:name="T93" style:family="text">
      <style:text-properties officeooo:rsid="015623c6"/>
    </style:style>
    <style:style style:name="T94" style:family="text">
      <style:text-properties officeooo:rsid="0156b84d"/>
    </style:style>
    <style:style style:name="T95" style:family="text">
      <style:text-properties officeooo:rsid="015abd69"/>
    </style:style>
    <style:style style:name="T96" style:family="text">
      <style:text-properties officeooo:rsid="015dedad"/>
    </style:style>
    <style:style style:name="T97" style:family="text">
      <style:text-properties officeooo:rsid="015e3a8f"/>
    </style:style>
    <style:style style:name="T98" style:family="text">
      <style:text-properties style:text-position="0% 100%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s text:c="4"/>int x=20,*p,*q;</text:p>
      <text:p text:style-name="Standard"><text:s text:c="4"/>p=&amp;x;</text:p>
      <text:p text:style-name="Standard"><text:s text:c="4"/>printf("%u\n",p);</text:p>
      <text:p text:style-name="Standard"><text:s text:c="4"/>printf("%u",&amp;x); <text:s text:c="2"/></text:p>
      <text:p text:style-name="Standard">}</text:p>
      <text:p text:style-name="P1">==&gt;result same</text:p>
      <text:p text:style-name="P116">Q stack?</text:p>
      <text:p text:style-name="P116">==&gt;#include&lt;stdio.h&gt;</text:p>
      <text:p text:style-name="P116">void main()</text:p>
      <text:p text:style-name="P116">{</text:p>
      <text:p text:style-name="P116"><text:s text:c="4"/>int a[10],i,n,t=-1,ch,d;</text:p>
      <text:p text:style-name="P116"><text:s text:c="4"/>do{</text:p>
      <text:p text:style-name="P116"><text:s text:c="8"/>printf("\n1: to push ");</text:p>
      <text:p text:style-name="P116"><text:s text:c="8"/>printf("\n2:to pop ");</text:p>
      <text:p text:style-name="P116"><text:s text:c="8"/>printf("\n3: to display ");</text:p>
      <text:p text:style-name="P116"><text:s text:c="8"/>printf("\nEnter 4 to exit ");</text:p>
      <text:p text:style-name="P116"><text:s text:c="8"/>scanf("%d",&amp;ch);</text:p>
      <text:p text:style-name="P116"><text:s text:c="4"/></text:p>
      <text:p text:style-name="P116"><text:s text:c="8"/>switch(ch)</text:p>
      <text:p text:style-name="P116"><text:s text:c="4"/>{</text:p>
      <text:p text:style-name="P116"><text:s text:c="8"/>case 1:</text:p>
      <text:p text:style-name="P116"><text:s text:c="16"/>if(t==9)</text:p>
      <text:p text:style-name="P116"><text:s text:c="16"/>{</text:p>
      <text:p text:style-name="P116"><text:s text:c="20"/>printf("stack is full");</text:p>
      <text:p text:style-name="P116"><text:s text:c="16"/>}else</text:p>
      <text:p text:style-name="P116"><text:s text:c="16"/>{</text:p>
      <text:p text:style-name="P116"><text:s text:c="20"/>printf("Enter data");</text:p>
      <text:p text:style-name="P116"><text:s text:c="20"/>scanf("%d",&amp;d);</text:p>
      <text:p text:style-name="P116"><text:s text:c="20"/>t++;</text:p>
      <text:p text:style-name="P116"><text:s text:c="20"/>a[t]=d;</text:p>
      <text:p text:style-name="P116"><text:s text:c="16"/>}</text:p>
      <text:p text:style-name="P116"><text:s text:c="12"/>break;</text:p>
      <text:p text:style-name="P116"><text:s text:c="8"/>case 2:if(t==-1)</text:p>
      <text:p text:style-name="P116"><text:s text:c="16"/>{</text:p>
      <text:p text:style-name="P116"><text:s text:c="20"/>printf("stack is empty");</text:p>
      <text:p text:style-name="P116"><text:s text:c="16"/>}</text:p>
      <text:p text:style-name="P116"><text:s text:c="16"/>else{</text:p>
      <text:p text:style-name="P116"><text:s text:c="20"/>t--;</text:p>
      <text:p text:style-name="P116"><text:s text:c="16"/>}</text:p>
      <text:p text:style-name="P116"><text:s text:c="12"/>break;</text:p>
      <text:p text:style-name="P116"><text:s text:c="8"/>case 3: for(i=0;i&lt;=t;i++)</text:p>
      <text:p text:style-name="P116"><text:s text:c="16"/>{</text:p>
      <text:p text:style-name="P116"><text:s text:c="20"/>printf(" %d ",a[i]);</text:p>
      <text:p text:style-name="P116"><text:s text:c="16"/>}</text:p>
      <text:p text:style-name="P116"><text:s text:c="16"/>break;</text:p>
      <text:p text:style-name="P116"><text:s text:c="4"/>}</text:p>
      <text:p text:style-name="P116"><text:s text:c="7"/>}while(ch!=4);</text:p>
      <text:p text:style-name="P116">}</text:p>
      <text:p text:style-name="P1"><text:soft-page-break/></text:p>
      <text:p text:style-name="P1">#include &lt;stdio.h&gt;</text:p>
      <text:p text:style-name="P1"/>
      <text:p text:style-name="P1">int main()</text:p>
      <text:p text:style-name="P1">{</text:p>
      <text:p text:style-name="P1"><text:s text:c="4"/>int x=20,*p,*q;</text:p>
      <text:p text:style-name="P1"><text:s text:c="4"/>p=&amp;x;</text:p>
      <text:p text:style-name="P1"><text:s text:c="4"/>printf("%u\n",p);</text:p>
      <text:p text:style-name="P1"><text:s text:c="4"/>printf("%u\n",&amp;*p); <text:s text:c="2"/></text:p>
      <text:p text:style-name="P1"><text:s text:c="4"/>printf("%d \n",&amp;p);</text:p>
      <text:p text:style-name="P1">}</text:p>
      <text:p text:style-name="P1"/>
      <text:p text:style-name="P2">==&gt;</text:p>
      <text:p text:style-name="P2">1482209828</text:p>
      <text:p text:style-name="Standard">1482209828</text:p>
      <text:p text:style-name="Standard">1482209832</text:p>
      <text:p text:style-name="P2"/>
      <text:p text:style-name="P2"/>
      <text:p text:style-name="P2"/>
      <text:p text:style-name="P3">We can add or substract <text:span text:style-name="T1">from</text:span> pointer</text:p>
      <text:p text:style-name="P4">pointer+n=pointer+sizeof(type of pointer)*n</text:p>
      <text:p text:style-name="P4">eg</text:p>
      <text:p text:style-name="P4">let adderss of p=345963910<text:span text:style-name="T3">0</text:span></text:p>
      <text:p text:style-name="P4">printf(p+1)</text:p>
      <text:p text:style-name="P4">==&gt;345963910<text:span text:style-name="T3">4</text:span></text:p>
      <text:p text:style-name="P4">printf(p+2)</text:p>
      <text:p text:style-name="Text_20_body">==&gt;<text:span text:style-name="T2">3459639108</text:span></text:p>
      <text:p text:style-name="Text_20_body">#include&lt;stdio.h&gt;</text:p>
      <text:p text:style-name="Text_20_body">void main()</text:p>
      <text:p text:style-name="Text_20_body">{</text:p>
      <text:p text:style-name="Text_20_body"><text:s text:c="3"/>int a,b,*p,*q;</text:p>
      <text:p text:style-name="Text_20_body"><text:s text:c="3"/>p=&amp;a;</text:p>
      <text:p text:style-name="Text_20_body"><text:s text:c="3"/>q=&amp;b;</text:p>
      <text:p text:style-name="Text_20_body"/>
      <text:p text:style-name="Text_20_body"><text:s text:c="3"/>printf("%u \n",p);</text:p>
      <text:p text:style-name="Text_20_body"><text:s text:c="3"/>printf("%u \n",p+1);</text:p>
      <text:p text:style-name="Text_20_body"><text:s text:c="3"/>printf("%u ",p+2);</text:p>
      <text:p text:style-name="Text_20_body"/>
      <text:p text:style-name="Text_20_body">}</text:p>
      <text:p text:style-name="P135">for substraction in pointer</text:p>
      <text:p text:style-name="P135">pointer1-pointer2</text:p>
      <text:p text:style-name="P135">=1020-1000</text:p>
      <text:p text:style-name="P135"><text:soft-page-break/>=20/2(sizeof pointer)</text:p>
      <text:p text:style-name="P136">swapping no. Using <text:s/>pointer <text:s/><text:span text:style-name="T4">call by reference or call by pointer</text:span></text:p>
      <text:p text:style-name="P136"/>
      <text:p text:style-name="P136">#include&lt;stdio.h&gt;</text:p>
      <text:p text:style-name="P136">void main()</text:p>
      <text:p text:style-name="P136">{</text:p>
      <text:p text:style-name="P136"><text:s text:c="4"/>int a,b;</text:p>
      <text:p text:style-name="P136"><text:s text:c="4"/>printf("Enter 2 <text:s/>no. ");</text:p>
      <text:p text:style-name="P136"><text:s text:c="4"/>scanf("%d %d",&amp;a,&amp;b);</text:p>
      <text:p text:style-name="P136"><text:s text:c="4"/>fun(&amp;a,&amp;b);</text:p>
      <text:p text:style-name="P136"><text:s text:c="4"/>printf("a= %d b= %d",a,b);</text:p>
      <text:p text:style-name="P136">}</text:p>
      <text:p text:style-name="P136">void fun(int *a,int *b)</text:p>
      <text:p text:style-name="P136">{</text:p>
      <text:p text:style-name="P136"><text:s text:c="4"/>int t;</text:p>
      <text:p text:style-name="P136"><text:s text:c="2"/>t=*a;</text:p>
      <text:p text:style-name="P136"><text:s text:c="2"/>*a=*b;</text:p>
      <text:p text:style-name="P136"><text:s text:c="2"/>*b=t;</text:p>
      <text:p text:style-name="P136">}</text:p>
      <text:p text:style-name="P136"/>
      <text:p text:style-name="P137">Address of an array?</text:p>
      <text:p text:style-name="P137"/>
      <text:p text:style-name="P137">#include&lt;stdio.h&gt;</text:p>
      <text:p text:style-name="P137">void main()</text:p>
      <text:p text:style-name="P137">{</text:p>
      <text:p text:style-name="P137"><text:s text:c="8"/>int a[10],i;</text:p>
      <text:p text:style-name="P137"><text:s text:c="8"/>for(i=0;i&lt;10;i++)</text:p>
      <text:p text:style-name="P137"><text:s text:c="8"/>{</text:p>
      <text:p text:style-name="P137"><text:s text:c="8"/>printf("%u \n",&amp;a[i]);</text:p>
      <text:p text:style-name="P137"><text:s text:c="8"/>}</text:p>
      <text:p text:style-name="P137">}</text:p>
      <text:p text:style-name="P137"/>
      <text:p text:style-name="P137"><text:soft-page-break/>==&gt;</text:p>
      <text:p text:style-name="P137">2551648304 </text:p>
      <text:p text:style-name="P137">2551648308 </text:p>
      <text:p text:style-name="P137">2551648312 </text:p>
      <text:p text:style-name="P137">2551648316 </text:p>
      <text:p text:style-name="P137">2551648320 </text:p>
      <text:p text:style-name="P137">2551648324 </text:p>
      <text:p text:style-name="P137">2551648328 </text:p>
      <text:p text:style-name="P137">2551648332 </text:p>
      <text:p text:style-name="P137">2551648336 </text:p>
      <text:p text:style-name="P137">2551648340</text:p>
      <text:p text:style-name="Text_20_body"/>
      <text:p text:style-name="P138">Q. accessing address using pointer</text:p>
      <text:p text:style-name="P138">#include &lt;stdio.h&gt;</text:p>
      <text:p text:style-name="P138"/>
      <text:p text:style-name="P138">void main()</text:p>
      <text:p text:style-name="P138">{</text:p>
      <text:p text:style-name="P138"><text:s text:c="4"/>int a[10],*p,i;</text:p>
      <text:p text:style-name="P138"><text:s text:c="4"/>p=&amp;a[0];</text:p>
      <text:p text:style-name="P138"><text:s text:c="4"/>printf("Enter some no");</text:p>
      <text:p text:style-name="P138"><text:s text:c="4"/>/*for(i=0;i&lt;10;i++) <text:s text:c="3"/></text:p>
      <text:p text:style-name="P138"><text:s text:c="4"/>{</text:p>
      <text:p text:style-name="P138"><text:s text:c="8"/>scanf("%d",p+i);</text:p>
      <text:p text:style-name="P138"><text:s text:c="4"/>}*/</text:p>
      <text:p text:style-name="P138"><text:s text:c="4"/></text:p>
      <text:p text:style-name="P138"><text:s text:c="5"/>for(i=0;i&lt;10;i++) <text:s text:c="3"/></text:p>
      <text:p text:style-name="P138"><text:s text:c="4"/>{</text:p>
      <text:p text:style-name="P138"><text:s text:c="8"/>printf("%u ",&amp;a[i]);</text:p>
      <text:p text:style-name="P138"><text:s text:c="4"/>}</text:p>
      <text:p text:style-name="P138"><text:s text:c="5"/></text:p>
      <text:p text:style-name="P138"><text:s text:c="5"/>printf("next \n");</text:p>
      <text:p text:style-name="P138"><text:s text:c="5"/>for(i=0;i&lt;10;i++) <text:s text:c="3"/></text:p>
      <text:p text:style-name="P138"><text:soft-page-break/><text:s text:c="4"/>{</text:p>
      <text:p text:style-name="P138"><text:s text:c="8"/>printf("%u ",(p+i));</text:p>
      <text:p text:style-name="P138"><text:s text:c="4"/>}</text:p>
      <text:p text:style-name="P138"><text:s text:c="4"/>}</text:p>
      <text:p text:style-name="Standard"><text:span text:style-name="T5">1)</text:span>2510589328 2510589332 2510589336 2510589340 2510589344 2510589348 2510589352 2510589356 2510589360 251058936<text:span text:style-name="T5">4</text:span></text:p>
      <text:p text:style-name="Standard"><text:span text:style-name="T5">2)</text:span>2510589328 2510589332 2510589336 2510589340 2510589344 2510589348 2510589352 2510589356 2510589360 2510589364</text:p>
      <text:p text:style-name="P139">example:</text:p>
      <text:p text:style-name="P139">after compilation result is same</text:p>
      <text:p text:style-name="P139"/>
      <text:p text:style-name="P139"/>
      <text:p text:style-name="P139">#include&lt;stdio.h&gt;</text:p>
      <text:p text:style-name="P139">void main()</text:p>
      <text:p text:style-name="P139">{</text:p>
      <text:p text:style-name="P139"><text:s text:c="5"/>int a[10],i,*p;</text:p>
      <text:p text:style-name="P139"><text:s text:c="5"/>p=&amp;a[0];</text:p>
      <text:p text:style-name="P139"><text:s text:c="5"/>for(i=0;i&lt;10;i++)</text:p>
      <text:p text:style-name="P139"><text:s text:c="5"/>{</text:p>
      <text:p text:style-name="P139"><text:s text:c="9"/>scanf("%d",p+i);</text:p>
      <text:p text:style-name="P139"><text:s text:c="5"/>}</text:p>
      <text:p text:style-name="P139"><text:s text:c="5"/>for(i=0;i&lt;10;i++)</text:p>
      <text:p text:style-name="P139"><text:s text:c="5"/>{</text:p>
      <text:p text:style-name="P139"><text:s text:c="9"/>printf("%d ",*(p+i));</text:p>
      <text:p text:style-name="P139"><text:s text:c="5"/>}</text:p>
      <text:p text:style-name="P139"><text:s text:c="5"/>for(i=0;i&lt;10;i++)</text:p>
      <text:p text:style-name="P139"><text:s text:c="5"/>{</text:p>
      <text:p text:style-name="P139"><text:s text:c="9"/>printf("%d ",a[i]);</text:p>
      <text:p text:style-name="P139"><text:s text:c="5"/>}</text:p>
      <text:p text:style-name="P139"><text:s text:c="5"/>printf("\n %d",a[0]);</text:p>
      <text:p text:style-name="P139">}</text:p>
      <text:p text:style-name="Text_20_body"/>
      <text:p text:style-name="P140">example </text:p>
      <text:p text:style-name="P140"><text:soft-page-break/>#include&lt;stdio.h&gt;</text:p>
      <text:p text:style-name="P140">void main()</text:p>
      <text:p text:style-name="P140">{</text:p>
      <text:p text:style-name="P140"><text:s text:c="3"/>int a[10],i;</text:p>
      <text:p text:style-name="P140"><text:s text:c="3"/>void sum(int *);</text:p>
      <text:p text:style-name="P140"><text:s text:c="3"/>sum(&amp;a); //<text:span text:style-name="T6">base address of a[] <text:s/>array</text:span></text:p>
      <text:p text:style-name="P140"><text:s text:c="3"/>for(i=0;i&lt;5;i++)</text:p>
      <text:p text:style-name="P140"><text:s text:c="3"/>printf("%d",a[i]);</text:p>
      <text:p text:style-name="P140">}</text:p>
      <text:p text:style-name="P140">void sum(int *a)</text:p>
      <text:p text:style-name="P140">{ <text:s/>int i;</text:p>
      <text:p text:style-name="P140"><text:s text:c="2"/>for(i=0;i&lt;5;i++)</text:p>
      <text:p text:style-name="P140"><text:s text:c="2"/>{</text:p>
      <text:p text:style-name="P140"><text:s text:c="5"/>scanf("%d",a+i);</text:p>
      <text:p text:style-name="P140"><text:s text:c="3"/>}</text:p>
      <text:p text:style-name="P140"/>
      <text:p text:style-name="P140">}</text:p>
      <text:p text:style-name="P141">example:- sorting using pointer</text:p>
      <text:p text:style-name="P141">#include&lt;stdio.h&gt;</text:p>
      <text:p text:style-name="P141">void main()</text:p>
      <text:p text:style-name="P141">{</text:p>
      <text:p text:style-name="P141"><text:s text:c="4"/>int a[10],i;</text:p>
      <text:p text:style-name="P141"><text:s text:c="4"/>void sort(int *);</text:p>
      <text:p text:style-name="P141"><text:s text:c="4"/>for(i=0;i&lt;10;i++)</text:p>
      <text:p text:style-name="P141"><text:s text:c="4"/>{</text:p>
      <text:p text:style-name="P141"><text:s text:c="8"/>scanf("%d",&amp;a[i]);</text:p>
      <text:p text:style-name="P141"><text:s text:c="4"/>}</text:p>
      <text:p text:style-name="P141"><text:s text:c="4"/>sort(a);</text:p>
      <text:p text:style-name="P141"><text:s text:c="5"/>for(i=0;i&lt;10;i++)</text:p>
      <text:p text:style-name="P141"><text:s text:c="4"/>{</text:p>
      <text:p text:style-name="P141"><text:s text:c="8"/>printf("%d ",a[i]);</text:p>
      <text:p text:style-name="P141"><text:s text:c="4"/>}</text:p>
      <text:p text:style-name="P141"><text:soft-page-break/>}</text:p>
      <text:p text:style-name="P141">void sort(int *p)</text:p>
      <text:p text:style-name="P141">{ <text:s text:c="2"/></text:p>
      <text:p text:style-name="P141"><text:s text:c="4"/>int i,j,t;</text:p>
      <text:p text:style-name="P141"><text:s text:c="4"/>for(i=0;i&lt;10;i++)</text:p>
      <text:p text:style-name="P141"><text:s text:c="4"/>{</text:p>
      <text:p text:style-name="P141"><text:s text:c="8"/>for(j=0;j&lt;9;j++)</text:p>
      <text:p text:style-name="P141"><text:s text:c="8"/>{</text:p>
      <text:p text:style-name="P141"><text:s text:c="11"/>if(*(p+j)&gt;*(p+j+1))</text:p>
      <text:p text:style-name="P141"><text:s text:c="11"/>{ <text:s text:c="3"/></text:p>
      <text:p text:style-name="P141"><text:s text:c="16"/>t=*(p+j);</text:p>
      <text:p text:style-name="P141"><text:s text:c="16"/>*(p+j)=*(p+j+1);</text:p>
      <text:p text:style-name="P141"><text:s text:c="16"/>*(p+j+1)=t;</text:p>
      <text:p text:style-name="P141"><text:s text:c="11"/>}</text:p>
      <text:p text:style-name="P141"><text:s text:c="7"/>}</text:p>
      <text:p text:style-name="P141"><text:s text:c="4"/>}</text:p>
      <text:p text:style-name="P141">}</text:p>
      <text:p text:style-name="P142">Q. reversing string using pointer?</text:p>
      <text:p text:style-name="P142">#include&lt;stdio.h&gt;</text:p>
      <text:p text:style-name="P142">#include&lt;string.h&gt;</text:p>
      <text:p text:style-name="P142">void main()</text:p>
      <text:p text:style-name="P142">{</text:p>
      <text:p text:style-name="P142"><text:s text:c="4"/>char ch[10];</text:p>
      <text:p text:style-name="P142"><text:s text:c="4"/>int n;</text:p>
      <text:p text:style-name="P142"><text:s text:c="4"/>char* reverse(char *,int );</text:p>
      <text:p text:style-name="P142"><text:s text:c="4"/>scanf("%s",ch);</text:p>
      <text:p text:style-name="P142"><text:s text:c="4"/>n=strlen(ch);</text:p>
      <text:p text:style-name="P142"><text:s text:c="4"/>printf("%s \n",reverse(ch,n));</text:p>
      <text:p text:style-name="P142"><text:s text:c="4"/>printf("welcome");</text:p>
      <text:p text:style-name="P142">}</text:p>
      <text:p text:style-name="P142">char* reverse(char *p,int n)</text:p>
      <text:p text:style-name="P142">{</text:p>
      <text:p text:style-name="P142"><text:soft-page-break/><text:s/>int i;</text:p>
      <text:p text:style-name="P142"><text:s/>char q;</text:p>
      <text:p text:style-name="P142"><text:s/>for(i=0;i&lt;=n/2;i++)</text:p>
      <text:p text:style-name="P142"><text:s/>{ <text:s text:c="3"/></text:p>
      <text:p text:style-name="P142"><text:s text:c="5"/>q=*(p+i);</text:p>
      <text:p text:style-name="P142"><text:s text:c="5"/>*(p+i)=*(p+n-1-i);</text:p>
      <text:p text:style-name="P142"><text:s text:c="6"/>*(p+n-1-i)=q; <text:s text:c="2"/></text:p>
      <text:p text:style-name="P142"><text:s/>}</text:p>
      <text:p text:style-name="P142"><text:s/>return p;</text:p>
      <text:p text:style-name="P142">}</text:p>
      <text:p text:style-name="P142"/>
      <text:p text:style-name="P143">example:-</text:p>
      <text:p text:style-name="P6"><text:span text:style-name="T7">#include</text:span> <text:span text:style-name="T7">&lt;</text:span><text:span text:style-name="T8">stdio.h</text:span><text:span text:style-name="T7">&gt;</text:span></text:p>
      <text:p text:style-name="P5"><text:span text:style-name="T7">#include</text:span> <text:span text:style-name="T7">&lt;</text:span><text:span text:style-name="T8">string.h</text:span><text:span text:style-name="T7">&gt;</text:span></text:p>
      <text:p text:style-name="P8"/>
      <text:p text:style-name="P5"><text:span text:style-name="T7">int</text:span> main() </text:p>
      <text:p text:style-name="P5">{</text:p>
      <text:p text:style-name="P5"><text:span text:style-name="T7">int</text:span> BUFFSIZE=<text:span text:style-name="T9">247</text:span>;</text:p>
      <text:p text:style-name="P5"><text:span text:style-name="T7">char</text:span> c;</text:p>
      <text:p text:style-name="P5"><text:span text:style-name="T7">char</text:span> str[BUFFSIZE];</text:p>
      <text:p text:style-name="P5"><text:span text:style-name="T7">char</text:span> sen[BUFFSIZE];</text:p>
      <text:p text:style-name="P8"/>
      <text:p text:style-name="P5">scanf(<text:span text:style-name="T8">"%c "</text:span>, &amp;c);</text:p>
      <text:p text:style-name="P5">scanf(<text:span text:style-name="T8">"%s "</text:span>, str);</text:p>
      <text:p text:style-name="P5">fgets(sen, BUFFSIZE, stdin);</text:p>
      <text:p text:style-name="P7">//scanf("%s",&amp;sen);</text:p>
      <text:p text:style-name="P5">printf(<text:span text:style-name="T8">"%c\n"</text:span>, c);</text:p>
      <text:p text:style-name="P5">printf(<text:span text:style-name="T8">"%s\n"</text:span>, str);</text:p>
      <text:p text:style-name="P5">printf(<text:span text:style-name="T8">"%s\n"</text:span>, sen);</text:p>
      <text:p text:style-name="P8"/>
      <text:p text:style-name="P5"><text:span text:style-name="T7">return</text:span> <text:span text:style-name="T9">0</text:span>;</text:p>
      <text:p text:style-name="P5">}</text:p>
      <text:p text:style-name="P179"/>
      <text:p text:style-name="P144">Q. greatest no. using pointer?</text:p>
      <text:p text:style-name="P144"/>
      <text:p text:style-name="P144">#include&lt;stdio.h&gt;</text:p>
      <text:p text:style-name="P144">void main()</text:p>
      <text:p text:style-name="P144">{</text:p>
      <text:p text:style-name="P144"><text:soft-page-break/><text:s text:c="2"/>int a[10],n,i;</text:p>
      <text:p text:style-name="P144"><text:s/>printf("Enter no.");</text:p>
      <text:p text:style-name="P144"><text:s text:c="2"/>scanf("%d",&amp;n);</text:p>
      <text:p text:style-name="P144"><text:s text:c="2"/>void great(int *,int n);</text:p>
      <text:p text:style-name="P144"><text:s text:c="2"/>for(i=0;i&lt;n;i++)</text:p>
      <text:p text:style-name="P144"><text:s text:c="2"/>{</text:p>
      <text:p text:style-name="P144"><text:s text:c="8"/>scanf("%d",&amp;a[i]);</text:p>
      <text:p text:style-name="P144"><text:s text:c="2"/>}</text:p>
      <text:p text:style-name="P144"><text:s text:c="3"/>great(&amp;a,n);</text:p>
      <text:p text:style-name="P144">}</text:p>
      <text:p text:style-name="P144"/>
      <text:p text:style-name="P144">void great(int *a,int n)</text:p>
      <text:p text:style-name="P144">{</text:p>
      <text:p text:style-name="P144"><text:s text:c="8"/>int g,i;</text:p>
      <text:p text:style-name="P144"><text:s text:c="6"/>g=*a;</text:p>
      <text:p text:style-name="P144"><text:s text:c="5"/>for(i=0;i&lt;n-1;i++)</text:p>
      <text:p text:style-name="P144"><text:s text:c="5"/>{</text:p>
      <text:p text:style-name="P144"><text:s text:c="8"/>if(*(a+i)&lt;*(a+i+1))</text:p>
      <text:p text:style-name="P144"><text:s text:c="8"/>{ <text:s/>g=*(a+i+1); </text:p>
      <text:p text:style-name="P144"><text:s text:c="8"/>}</text:p>
      <text:p text:style-name="P144"><text:s text:c="4"/>}</text:p>
      <text:p text:style-name="P144"><text:s text:c="8"/>printf(" Greatest no %d",g);</text:p>
      <text:p text:style-name="P144">}</text:p>
      <text:p text:style-name="P144"/>
      <text:p text:style-name="P145">Q. why array index starts with 0?</text:p>
      <text:p text:style-name="P145">==&gt; <text:s/>this is because of addressing concept</text:p>
      <text:p text:style-name="P145">let int a[5];</text:p>
      <text:p text:style-name="P145">we know int variable is of 2 byte ,every block have its own address</text:p>
      <table:table table:name="Table1" table:style-name="Table1">
        <table:table-column table:style-name="Table1.A" table:number-columns-repeated="2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E1" office:value-type="string">
            <text:p text:style-name="Table_20_Contents"/>
          </table:table-cell>
        </table:table-row>
      </table:table>
      <text:p text:style-name="P145">1000 <text:s text:c="28"/>1002<text:tab/><text:tab/><text:tab/>1004<text:tab/><text:tab/><text:tab/>1006<text:tab/><text:tab/><text:tab/>1008</text:p>
      <text:p text:style-name="P145">a[1]=*(a+1)==&gt;base address+index value*(sizeof data type)</text:p>
      <text:p text:style-name="P145">==&gt;1000+1*2=1002 <text:s/>this will become 2<text:span text:style-name="T10">nd</text:span> block</text:p>
      <text:p text:style-name="P145"><text:soft-page-break/>if we add 0</text:p>
      <text:p text:style-name="P145">1000+0*2=1000 this is 1<text:span text:style-name="T10">st</text:span> block</text:p>
      <text:p text:style-name="P146">Q. swap without using 3<text:span text:style-name="T10">rd</text:span> variable?</text:p>
      <text:p text:style-name="P146">#include&lt;stdio.h&gt;</text:p>
      <text:p text:style-name="P146">void main()</text:p>
      <text:p text:style-name="P146">{</text:p>
      <text:p text:style-name="P146"><text:s text:c="4"/>int a=20,b=30;</text:p>
      <text:p text:style-name="P146"><text:s text:c="4"/>a=a+b;</text:p>
      <text:p text:style-name="P146"><text:s text:c="4"/>b=a-b;</text:p>
      <text:p text:style-name="P146"><text:s text:c="4"/>a=a-b;</text:p>
      <text:p text:style-name="P146"><text:s text:c="4"/>printf("%d %d",a,b);</text:p>
      <text:p text:style-name="P146">}</text:p>
      <text:p text:style-name="P156">Q. rounding no. Of decimal point</text:p>
      <text:p text:style-name="P156">#include &lt;math.h&gt;</text:p>
      <text:p text:style-name="P156">#include &lt;stdio.h&gt;</text:p>
      <text:p text:style-name="P156">#include &lt;stdlib.h&gt;</text:p>
      <text:p text:style-name="P156">#include &lt;string.h&gt;</text:p>
      <text:p text:style-name="P156"/>
      <text:p text:style-name="P156">int main() {</text:p>
      <text:p text:style-name="P156"><text:s/>int x, y;</text:p>
      <text:p text:style-name="P156"><text:s/>float x1, y1;</text:p>
      <text:p text:style-name="P156"><text:s/>scanf("%d%d", &amp;x, &amp;y);</text:p>
      <text:p text:style-name="P156"><text:s/>scanf("%f%f", &amp;x1, &amp;y1);</text:p>
      <text:p text:style-name="P156"><text:s/>printf("%d %d\n", (x + y), (x - y));</text:p>
      <text:p text:style-name="P156"><text:s/>printf("%.1f %.1f", (x1 + y1), (x1 - y1));</text:p>
      <text:p text:style-name="P156"/>
      <text:p text:style-name="P156"><text:s/>return 0;</text:p>
      <text:p text:style-name="P156">}</text:p>
      <text:p text:style-name="P157">Q.inserting data and printing through link lisst?</text:p>
      <text:p text:style-name="P157">#include&lt;malloc.h&gt;</text:p>
      <text:p text:style-name="P157">#include&lt;stdio.h&gt;</text:p>
      <text:p text:style-name="P157">struct link{</text:p>
      <text:p text:style-name="P157"><text:soft-page-break/><text:s text:c="3"/>int d;</text:p>
      <text:p text:style-name="P157"><text:s text:c="3"/>struct link *p;</text:p>
      <text:p text:style-name="P157"><text:s text:c="3"/>struct link *n;</text:p>
      <text:p text:style-name="P157"/>
      <text:p text:style-name="P157">};</text:p>
      <text:p text:style-name="P157"/>
      <text:p text:style-name="P157">int main()</text:p>
      <text:p text:style-name="P157">{ <text:s/>char ch;</text:p>
      <text:p text:style-name="P157"><text:s/><text:span text:style-name="T66">struct link *node,start;</text:span></text:p>
      <text:p text:style-name="P157"><text:s text:c="4"/>//struct link *start=(struct link*)malloc(sizeof(struct link)),*node;//before malloc it is null so we created a node</text:p>
      <text:p text:style-name="P157"><text:s text:c="3"/>printf("%u",node);</text:p>
      <text:p text:style-name="P157"><text:s text:c="4"/>start-&gt;p=NULL;//</text:p>
      <text:p text:style-name="P157"><text:s text:c="5"/>node=start;</text:p>
      <text:p text:style-name="P157"><text:s text:c="6"/>do{</text:p>
      <text:p text:style-name="P157"><text:s text:c="16"/>node-&gt;n=(struct link*)malloc(sizeof(struct link));</text:p>
      <text:p text:style-name="P157"><text:s text:c="16"/>node-&gt;n-&gt;p=node;//next ka previous null</text:p>
      <text:p text:style-name="P157"><text:s text:c="16"/>printf("Enter the data");</text:p>
      <text:p text:style-name="P157"><text:s text:c="16"/>node=node-&gt;n;//node temporary hai usme address dale hai node-&gt;n <text:s text:c="2"/>starting node dummy hai</text:p>
      <text:p text:style-name="P157"><text:s text:c="16"/>scanf("%d",&amp;node-&gt;d);</text:p>
      <text:p text:style-name="P157"><text:s text:c="16"/>printf("Enter y to continue");</text:p>
      <text:p text:style-name="P157"><text:s text:c="16"/>ch=getchar();</text:p>
      <text:p text:style-name="P157"><text:s text:c="16"/>fflush(stdin);</text:p>
      <text:p text:style-name="P157"><text:s text:c="16"/>ch=getchar();</text:p>
      <text:p text:style-name="P157"><text:s text:c="6"/>}while(ch=='y');</text:p>
      <text:p text:style-name="P157"><text:s text:c="8"/>node-&gt;p=NULL;</text:p>
      <text:p text:style-name="P157"><text:s text:c="4"/>node=start-&gt;n;</text:p>
      <text:p text:style-name="P157"><text:s text:c="4"/>while(node-&gt;n!=NULL)</text:p>
      <text:p text:style-name="P157"><text:s text:c="4"/>{</text:p>
      <text:p text:style-name="P157"><text:s text:c="6"/>printf("%d",node-&gt;d); </text:p>
      <text:p text:style-name="P157"><text:s text:c="6"/>node=node-&gt;n;</text:p>
      <text:p text:style-name="P157"><text:soft-page-break/><text:s text:c="3"/>}</text:p>
      <text:p text:style-name="P157">}</text:p>
      <text:p text:style-name="P158">Q.insert in any position?</text:p>
      <text:p text:style-name="P158">#include&lt;stdio.h&gt;</text:p>
      <text:p text:style-name="P158">#include&lt;malloc.h&gt;</text:p>
      <text:p text:style-name="P158">struct link{</text:p>
      <text:p text:style-name="P158"><text:s text:c="4"/>int d;</text:p>
      <text:p text:style-name="P158"><text:s text:c="4"/>struct link *p,*n;</text:p>
      <text:p text:style-name="P158">};</text:p>
      <text:p text:style-name="P158">void main()</text:p>
      <text:p text:style-name="P158">{ <text:s text:c="3"/>struct link *node,start,*d;//d for new data</text:p>
      <text:p text:style-name="P158"><text:s text:c="4"/>char ch;</text:p>
      <text:p text:style-name="P158"><text:s text:c="4"/>if(d==NULL)</text:p>
      <text:p text:style-name="P158"><text:s text:c="4"/>{printf("%u",d);}</text:p>
      <text:p text:style-name="P158"><text:s text:c="4"/>int data,p,i=0;</text:p>
      <text:p text:style-name="P158"><text:s text:c="5"/>start.p=NULL;</text:p>
      <text:p text:style-name="P158"><text:s text:c="5"/>node=&amp;start;</text:p>
      <text:p text:style-name="P158"><text:s text:c="5"/>do{</text:p>
      <text:p text:style-name="P158"><text:s text:c="9"/>node-&gt;n=(struct link*)malloc(sizeof(struct link));</text:p>
      <text:p text:style-name="P158"><text:s text:c="9"/>node-&gt;n-&gt;p=node;</text:p>
      <text:p text:style-name="P158"><text:s text:c="9"/>node=node-&gt;n;</text:p>
      <text:p text:style-name="P158"><text:s text:c="9"/>printf("Enter data");</text:p>
      <text:p text:style-name="P158"><text:s text:c="9"/>scanf("%d",&amp;node-&gt;d);</text:p>
      <text:p text:style-name="P158"><text:s text:c="9"/>ch=getchar();</text:p>
      <text:p text:style-name="P158"><text:s text:c="8"/>// fflush(Stdin);</text:p>
      <text:p text:style-name="P158"><text:s text:c="9"/>printf("press y to continue");</text:p>
      <text:p text:style-name="P158"><text:s text:c="9"/>ch=getchar();</text:p>
      <text:p text:style-name="P158"><text:s text:c="5"/>}while(ch=='y');</text:p>
      <text:p text:style-name="P158"><text:s text:c="5"/>node-&gt;n=NULL;</text:p>
      <text:p text:style-name="P158"><text:s text:c="5"/>printf("Enter a data to inert at nspecified location");</text:p>
      <text:p text:style-name="P158"><text:s text:c="5"/>scanf("%d",&amp;data);</text:p>
      <text:p text:style-name="P158"><text:s text:c="5"/>printf("Enter position");</text:p>
      <text:p text:style-name="P158"><text:soft-page-break/><text:s text:c="5"/>scanf("%d",&amp;p);</text:p>
      <text:p text:style-name="P158"><text:s text:c="5"/>node=start.n;</text:p>
      <text:p text:style-name="P158"><text:s text:c="5"/>while(node!=NULL)</text:p>
      <text:p text:style-name="P158"><text:s text:c="5"/>{ <text:s text:c="2"/>if(i==p)</text:p>
      <text:p text:style-name="P158"><text:s text:c="9"/>{</text:p>
      <text:p text:style-name="P158"><text:s text:c="13"/>d=(struct link*)malloc(sizeof(struct link));</text:p>
      <text:p text:style-name="P158"><text:s text:c="13"/>d-&gt;d=data;</text:p>
      <text:p text:style-name="P158"><text:s text:c="13"/>d-&gt;n=node;</text:p>
      <text:p text:style-name="P158"><text:s text:c="13"/>d-&gt;p=node-&gt;p;</text:p>
      <text:p text:style-name="P158"><text:s text:c="13"/>node-&gt;p-&gt;n=d;</text:p>
      <text:p text:style-name="P158"><text:s text:c="13"/>node-&gt;p=d;</text:p>
      <text:p text:style-name="P158"><text:s text:c="9"/>}</text:p>
      <text:p text:style-name="P158"><text:s text:c="9"/>i++;</text:p>
      <text:p text:style-name="P158"><text:s text:c="9"/>node=node-&gt;n;</text:p>
      <text:p text:style-name="P158"><text:s text:c="5"/>} <text:s text:c="2"/></text:p>
      <text:p text:style-name="P158"><text:s text:c="5"/>node=start.n;</text:p>
      <text:p text:style-name="P158"><text:s text:c="5"/>while(node!=NULL)</text:p>
      <text:p text:style-name="P158"><text:s text:c="5"/>{</text:p>
      <text:p text:style-name="P158"><text:s text:c="6"/>printf(" [%u| %d |%u ],",node-&gt;p,node-&gt;d,node-&gt;n);</text:p>
      <text:p text:style-name="P158"><text:s text:c="6"/>node=node-&gt;n;</text:p>
      <text:p text:style-name="P158"><text:s text:c="5"/>}</text:p>
      <text:p text:style-name="P158"><text:s text:c="5"/></text:p>
      <text:p text:style-name="P158">}</text:p>
      <text:p text:style-name="P159">Q.insert at any position using function ?</text:p>
      <text:p text:style-name="P159">#include&lt;stdio.h&gt;</text:p>
      <text:p text:style-name="P159">#include&lt;malloc.h&gt;</text:p>
      <text:p text:style-name="P159">struct link{</text:p>
      <text:p text:style-name="P159"><text:s text:c="4"/>int d;</text:p>
      <text:p text:style-name="P159"><text:s text:c="4"/>struct link *p,*n;</text:p>
      <text:p text:style-name="P159">};</text:p>
      <text:p text:style-name="P159">int main()</text:p>
      <text:p text:style-name="P159">{</text:p>
      <text:p text:style-name="P159"><text:soft-page-break/><text:s text:c="4"/>struct link start;</text:p>
      <text:p text:style-name="P159"><text:s text:c="4"/>void create(struct link *start);</text:p>
      <text:p text:style-name="P159"><text:s text:c="4"/>void show(struct link *start);</text:p>
      <text:p text:style-name="P159"><text:s text:c="4"/>create(&amp;start);</text:p>
      <text:p text:style-name="P159"><text:s text:c="4"/>insert(&amp;start);</text:p>
      <text:p text:style-name="P159"><text:s text:c="4"/>show(&amp;start);</text:p>
      <text:p text:style-name="P159"><text:s text:c="4"/>return 0;</text:p>
      <text:p text:style-name="P159">}</text:p>
      <text:p text:style-name="P159">void create(struct link *start)</text:p>
      <text:p text:style-name="P159">{ <text:s text:c="2"/>char ch;</text:p>
      <text:p text:style-name="P159"><text:s text:c="8"/>struct link *node;</text:p>
      <text:p text:style-name="P159"><text:s text:c="4"/>node=start;</text:p>
      <text:p text:style-name="P159"><text:s text:c="4"/>do{</text:p>
      <text:p text:style-name="P159"><text:s text:c="8"/>node-&gt;n=(struct link *)malloc(sizeof(struct link));</text:p>
      <text:p text:style-name="P159"><text:s text:c="8"/>node-&gt;n-&gt;p=node;</text:p>
      <text:p text:style-name="P159"><text:s text:c="8"/>node=node-&gt;n;</text:p>
      <text:p text:style-name="P159"><text:s text:c="8"/>printf("Enter data");</text:p>
      <text:p text:style-name="P159"><text:s text:c="8"/>scanf("%d",&amp;node-&gt;d);</text:p>
      <text:p text:style-name="P159"><text:s text:c="8"/>ch=getchar();</text:p>
      <text:p text:style-name="P159"><text:s text:c="8"/>printf("y to continue");</text:p>
      <text:p text:style-name="P159"><text:s text:c="8"/>ch=getchar();</text:p>
      <text:p text:style-name="P159"><text:s text:c="4"/>}while(ch=='y');</text:p>
      <text:p text:style-name="P159"><text:s text:c="4"/>node-&gt;n=NULL;</text:p>
      <text:p text:style-name="P159">}</text:p>
      <text:p text:style-name="P159">void show(struct link *start)</text:p>
      <text:p text:style-name="P159">{</text:p>
      <text:p text:style-name="P159"><text:s text:c="4"/>struct link *node;</text:p>
      <text:p text:style-name="P159"><text:s text:c="4"/>node=start-&gt;n;</text:p>
      <text:p text:style-name="P159"><text:s text:c="4"/>while(node!=NULL)</text:p>
      <text:p text:style-name="P159"><text:s text:c="4"/>{</text:p>
      <text:p text:style-name="P159"><text:s text:c="8"/>printf("[%d]",node-&gt;d);</text:p>
      <text:p text:style-name="P159"><text:s text:c="8"/>node=node-&gt;n;</text:p>
      <text:p text:style-name="P159"><text:soft-page-break/><text:s text:c="4"/>}</text:p>
      <text:p text:style-name="P159">}</text:p>
      <text:p text:style-name="P159">void insert(struct link *start)</text:p>
      <text:p text:style-name="P159">{ <text:s text:c="4"/>struct link *new1,*node;</text:p>
      <text:p text:style-name="P159"><text:s text:c="6"/>int i=0,p;</text:p>
      <text:p text:style-name="P159"><text:s text:c="6"/>printf("Enter data");</text:p>
      <text:p text:style-name="P159"><text:s text:c="6"/>new1=(struct link *)malloc(sizeof(struct link));</text:p>
      <text:p text:style-name="P159"><text:s text:c="6"/>scanf("%d",&amp;new1-&gt;d);</text:p>
      <text:p text:style-name="P159"><text:s text:c="6"/>printf("Enter position");</text:p>
      <text:p text:style-name="P159"><text:s text:c="6"/>scanf("%d",&amp;p);</text:p>
      <text:p text:style-name="P159"><text:s text:c="6"/>node=start-&gt;n;</text:p>
      <text:p text:style-name="P159"><text:s text:c="6"/>while(node!=NULL)</text:p>
      <text:p text:style-name="P159"><text:s text:c="6"/>{</text:p>
      <text:p text:style-name="P159"><text:s text:c="10"/>if(i==p)</text:p>
      <text:p text:style-name="P159"><text:s text:c="10"/>{new1-&gt;n=node-&gt;n-&gt;p;</text:p>
      <text:p text:style-name="P159"><text:s text:c="14"/>new1-&gt;p=node-&gt;p;</text:p>
      <text:p text:style-name="P159"><text:s text:c="14"/>node-&gt;p-&gt;n=new1;</text:p>
      <text:p text:style-name="P159"><text:s text:c="14"/>node-&gt;p=new1;</text:p>
      <text:p text:style-name="P159"><text:s text:c="10"/>}</text:p>
      <text:p text:style-name="P159"><text:s text:c="10"/>node=node-&gt;n;</text:p>
      <text:p text:style-name="P159"><text:s text:c="10"/>i++;</text:p>
      <text:p text:style-name="P159"><text:s text:c="6"/>}</text:p>
      <text:p text:style-name="P159">}</text:p>
      <text:p text:style-name="P146"/>
      <text:p text:style-name="P176">Q.How to find size of variable without using sizeof?</text:p>
      <text:p text:style-name="P176">#include&lt;stdio.h&gt;</text:p>
      <text:p text:style-name="P176">void main()</text:p>
      <text:p text:style-name="P176">{</text:p>
      <text:p text:style-name="P176"><text:s text:c="4"/>double x;</text:p>
      <text:p text:style-name="P176"><text:s text:c="4"/>int *y,*z;</text:p>
      <text:p text:style-name="P176"><text:s text:c="4"/>printf("size of x %d",(char *)(&amp;x+1)-(char*) &amp;x);</text:p>
      <text:p text:style-name="P176"><text:s text:c="4"/>y=y+1;</text:p>
      <text:p text:style-name="P176"><text:soft-page-break/><text:s text:c="4"/>z=y-z;</text:p>
      <text:p text:style-name="P176"><text:s text:c="4"/>printf("\n%d",z);</text:p>
      <text:p text:style-name="P176"><text:s text:c="4"/></text:p>
      <text:p text:style-name="P176">}</text:p>
      <text:p text:style-name="P176"/>
      <text:p text:style-name="P155"><text:s text:c="13"/>PYTHON</text:p>
      <text:p text:style-name="P160">Q.import csv file into python?</text:p>
      <text:p text:style-name="P160">import csv</text:p>
      <text:p text:style-name="P160">import psycopg2</text:p>
      <text:p text:style-name="P160">comp=[]</text:p>
      <text:p text:style-name="P160">serial=[]</text:p>
      <text:p text:style-name="P160">mob=[]</text:p>
      <text:p text:style-name="P160">status=[]</text:p>
      <text:p text:style-name="P160">n=1</text:p>
      <text:p text:style-name="P160">with open('new.csv','r')as new:</text:p>
      <text:p text:style-name="P160"><text:s text:c="8"/>data=csv.reader(new)</text:p>
      <text:p text:style-name="P160"><text:s text:c="8"/>for line in data:</text:p>
      <text:p text:style-name="P160"><text:s text:c="16"/>print(f"collection data from csv file {n} done......")</text:p>
      <text:p text:style-name="P160"><text:s text:c="16"/>n+=1</text:p>
      <text:p text:style-name="P160"><text:s text:c="16"/>comp.append(line[0])</text:p>
      <text:p text:style-name="P160"><text:s text:c="16"/>status.append(line[1])</text:p>
      <text:p text:style-name="P160"><text:s text:c="16"/>serial.append(line[2])</text:p>
      <text:p text:style-name="P160"><text:s text:c="16"/>mob.append(line[3])</text:p>
      <text:p text:style-name="P160"/>
      <text:p text:style-name="P160">print("data compied to memory")</text:p>
      <text:p text:style-name="P160">conn=psycopg2.connect(host='localhost',database='postgres',user='postgres',password='804452')</text:p>
      <text:p text:style-name="P160">cursor=conn.cursor()</text:p>
      <text:p text:style-name="P164"/>
      <text:p text:style-name="P160"><text:soft-page-break/>#cursor.execute("select * from activation")</text:p>
      <text:p text:style-name="P160">for i in range(n-1): </text:p>
      <text:p text:style-name="P160"><text:s text:c="8"/>#cursor.execute("insert into activation (company,status,serial,mob) values('" + comp[i] + "','"+status[i]+"','"+serial[i]"','"+mob[i]+"'")")</text:p>
      <text:p text:style-name="P160"><text:s text:c="8"/>#cursor.execute("insert into activation (company,status,serial,mob) values('"+comp[i]+"','"+status[i]+"','"+serial[i]+"','"+mob[i]+"')")</text:p>
      <text:p text:style-name="P160"><text:s text:c="8"/>cursor.execute("insert into activation (company,status,serial,mob) values(%s,%s,%s,%s)", (comp[i],status[i],serial[i],mob[i]))</text:p>
      <text:p text:style-name="P160"><text:s text:c="8"/>#cur.execute("insert into %s values (%%s, %%s,%%s,%%s)" % ext.quote_ident(activation), [comp[i],status[i],serial[i],mob[i]])</text:p>
      <text:p text:style-name="P160"><text:s text:c="8"/>conn.commit()</text:p>
      <text:p text:style-name="P160"><text:s text:c="8"/>print(f"{i} Record inserted to server..")</text:p>
      <text:p text:style-name="P160">print("data insertion completed...")</text:p>
      <text:p text:style-name="P165">Q. working with json file ?</text:p>
      <text:p text:style-name="P165">import json</text:p>
      <text:p text:style-name="P165">x={"name ":"amit","age":23,"class":"BCA"}</text:p>
      <text:p text:style-name="P165">print(json.dumps(x,indent=4,sort_keys=True))</text:p>
      <text:p text:style-name="P165">print(json.dumps("hello"))</text:p>
      <text:p text:style-name="P165">with open('data.json','r') as f:</text:p>
      <text:p text:style-name="P165"><text:s text:c="4"/>d=json.loads(f.read())</text:p>
      <text:p text:style-name="P165"><text:s text:c="4"/>#print(f.read())</text:p>
      <text:p text:style-name="P165">print(type(d))</text:p>
      <text:p text:style-name="P165">print(d)</text:p>
      <text:p text:style-name="P172"><text:tab/><text:tab/><text:tab/><text:tab/><text:span text:style-name="T53">Deletion of element from list</text:span></text:p>
      <text:p text:style-name="P178"><text:s/>a=[1,2,3,4,5,6,7,8,9]</text:p>
      <text:p text:style-name="P178">&gt;&gt;&gt; del a[2]</text:p>
      <text:p text:style-name="P178">&gt;&gt;&gt; print(a)</text:p>
      <text:p text:style-name="P178">[1, 2, 4, 5, 6, 7, 8, 9]</text:p>
      <text:p text:style-name="P174"><text:tab/><text:tab/><text:tab/><text:span text:style-name="T17">array</text:span></text:p>
      <text:p text:style-name="P174"><text:soft-page-break/>Typecode are the codes that are used to define the type of value the array will hold. Some common typecodes used are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9">Typecode</text:p>
          </table:table-cell>
          <table:table-cell table:style-name="Table2.A1" office:value-type="string">
            <text:p text:style-name="P189">Value</text:p>
          </table:table-cell>
        </table:table-row>
        <table:table-row>
          <table:table-cell table:style-name="Table2.A1" office:value-type="string">
            <text:p text:style-name="P188">b</text:p>
          </table:table-cell>
          <table:table-cell table:style-name="Table2.A1" office:value-type="string">
            <text:p text:style-name="P188">Represents signed integer of size 1 byte/td&gt; </text:p>
          </table:table-cell>
        </table:table-row>
        <table:table-row>
          <table:table-cell table:style-name="Table2.A1" office:value-type="string">
            <text:p text:style-name="P188">B</text:p>
          </table:table-cell>
          <table:table-cell table:style-name="Table2.A1" office:value-type="string">
            <text:p text:style-name="P188">Represents unsigned integer of size 1 byte</text:p>
          </table:table-cell>
        </table:table-row>
        <table:table-row>
          <table:table-cell table:style-name="Table2.A1" office:value-type="string">
            <text:p text:style-name="P188">c</text:p>
          </table:table-cell>
          <table:table-cell table:style-name="Table2.A1" office:value-type="string">
            <text:p text:style-name="P188">Represents character of size 1 byte</text:p>
          </table:table-cell>
        </table:table-row>
        <table:table-row>
          <table:table-cell table:style-name="Table2.A1" office:value-type="string">
            <text:p text:style-name="P188">i</text:p>
          </table:table-cell>
          <table:table-cell table:style-name="Table2.A1" office:value-type="string">
            <text:p text:style-name="P188">Represents signed integer of size 2 bytes</text:p>
          </table:table-cell>
        </table:table-row>
        <table:table-row>
          <table:table-cell table:style-name="Table2.A1" office:value-type="string">
            <text:p text:style-name="P188">I</text:p>
          </table:table-cell>
          <table:table-cell table:style-name="Table2.A1" office:value-type="string">
            <text:p text:style-name="P188">Represents unsigned integer of size 2 bytes</text:p>
          </table:table-cell>
        </table:table-row>
        <table:table-row>
          <table:table-cell table:style-name="Table2.A1" office:value-type="string">
            <text:p text:style-name="P188">f</text:p>
          </table:table-cell>
          <table:table-cell table:style-name="Table2.A1" office:value-type="string">
            <text:p text:style-name="P188">Represents floating point of size 4 bytes</text:p>
          </table:table-cell>
        </table:table-row>
        <table:table-row>
          <table:table-cell table:style-name="Table2.A1" office:value-type="string">
            <text:p text:style-name="P188">d</text:p>
          </table:table-cell>
          <table:table-cell table:style-name="Table2.A1" office:value-type="string">
            <text:p text:style-name="P188">Represents floating point of size 8 bytes</text:p>
          </table:table-cell>
        </table:table-row>
      </table:table>
      <text:p text:style-name="P26"/>
      <text:p text:style-name="P16">Q.</text:p>
      <text:p text:style-name="P26">arr=[1,2,3,45,56,623,45,678,23]</text:p>
      <text:p text:style-name="P26">print(arr)</text:p>
      <text:p text:style-name="P26">d=int(input("Enter data to delete"))</text:p>
      <text:p text:style-name="P26">if(d in arr):</text:p>
      <text:p text:style-name="P26"><text:s text:c="8"/>arr.remove(d)</text:p>
      <text:p text:style-name="P26"><text:s text:c="8"/>print("deleted")</text:p>
      <text:p text:style-name="P26">else: <text:s text:c="2"/></text:p>
      <text:p text:style-name="P26"><text:s text:c="8"/>print("nothing is deleted")</text:p>
      <text:p text:style-name="P26"/>
      <text:p text:style-name="P26"/>
      <text:p text:style-name="P26">print(arr)</text:p>
      <text:p text:style-name="P26"/>
      <text:p text:style-name="P118"><text:span text:style-name="T35">Q.</text:span>You are given <text:span text:style-name="T36">3 dimension of cube and n you have to print all possible coordinates and sum of cordinates is not equal to n?</text:span></text:p>
      <text:p text:style-name="P119">Ex[1,2,3] n=4</text:p>
      <text:p text:style-name="P118"><text:span text:style-name="Emphasis"><text:span text:style-name="T35">==&gt;</text:span></text:span></text:p>
      <text:p text:style-name="P5"><text:span text:style-name="T7">if</text:span> __name__ == <text:span text:style-name="T8">'__main__'</text:span>:</text:p>
      <text:p text:style-name="P5">x = <text:span text:style-name="T7">int</text:span>(<text:span text:style-name="T7">raw_input</text:span>())</text:p>
      <text:p text:style-name="P5">y = <text:span text:style-name="T7">int</text:span>(<text:span text:style-name="T7">raw_input</text:span>())</text:p>
      <text:p text:style-name="P5">z = <text:span text:style-name="T7">int</text:span>(<text:span text:style-name="T7">raw_input</text:span>())</text:p>
      <text:p text:style-name="P5">n = <text:span text:style-name="T7">int</text:span>(<text:span text:style-name="T7">raw_input</text:span>())</text:p>
      <text:p text:style-name="P5"><text:span text:style-name="T7">print</text:span>([[a,b,c]</text:p>
      <text:p text:style-name="P5"><text:span text:style-name="T7">for</text:span> a <text:span text:style-name="T7">in</text:span> <text:span text:style-name="T7">range</text:span>(<text:span text:style-name="T9">0</text:span>,x+<text:span text:style-name="T9">1</text:span>)</text:p>
      <text:p text:style-name="P5"><text:span text:style-name="T7">for</text:span> b <text:span text:style-name="T7">in</text:span> <text:span text:style-name="T7">range</text:span>(<text:span text:style-name="T9">0</text:span>,y+<text:span text:style-name="T9">1</text:span>)</text:p>
      <text:p text:style-name="P5"><text:span text:style-name="T7">for</text:span> c <text:span text:style-name="T7">in</text:span> <text:span text:style-name="T7">range</text:span>(<text:span text:style-name="T9">0</text:span>,z+<text:span text:style-name="T9">1</text:span>)</text:p>
      <text:p text:style-name="P5"><text:span text:style-name="T7">if</text:span>(a+b+c!=n) ])</text:p>
      <text:p text:style-name="P118"><text:span text:style-name="Emphasis"/></text:p>
      <text:p text:style-name="P17">Q. search operation </text:p>
      <text:p text:style-name="P17">a=[1,2,3,4,5,2]</text:p>
      <text:p text:style-name="P17">print(a)</text:p>
      <text:p text:style-name="P17">d=int(input("Enter data to search "))</text:p>
      <text:p text:style-name="P17">if(d in a):</text:p>
      <text:p text:style-name="P17"><text:s text:c="4"/>print(a.index(d))</text:p>
      <text:p text:style-name="P18">Q. Updation ?</text:p>
      <text:p text:style-name="P18">ar=[1,2,3,4,45,6,6]</text:p>
      <text:p text:style-name="P18">print(ar)</text:p>
      <text:p text:style-name="P18">u=int(input("Enter the value to update"))</text:p>
      <text:p text:style-name="P18"><text:soft-page-break/>i=int(input("Enter the index"))</text:p>
      <text:p text:style-name="P18">z=len(ar)</text:p>
      <text:p text:style-name="P18">if(i&lt;z):</text:p>
      <text:p text:style-name="P18"><text:s text:c="3"/>ar[i]=u</text:p>
      <text:p text:style-name="P18">print(ar)</text:p>
      <text:p text:style-name="P18"/>
      <text:p text:style-name="P19">Q. merging 2 list ?</text:p>
      <text:p text:style-name="P19">a=['amit','sumit','radha','anuradha']</text:p>
      <text:p text:style-name="P19">&gt;&gt;&gt; b=['kawita','bargundi']</text:p>
      <text:p text:style-name="P19">&gt;&gt;&gt; c=a+b</text:p>
      <text:p text:style-name="P19">&gt;&gt;&gt; c</text:p>
      <text:p text:style-name="P19">['amit', 'sumit', 'radha', 'anuradha', 'kawita', 'bargundi']</text:p>
      <text:p text:style-name="P19"/>
      <text:p text:style-name="P19">Q. <text:span text:style-name="T18">repeation of list</text:span></text:p>
      <text:p text:style-name="P19">&gt;&gt;&gt; a=[1,2,3,"amit"]</text:p>
      <text:p text:style-name="P19">&gt;&gt;&gt; print(a*2)</text:p>
      <text:p text:style-name="P19">[1, 2, 3, 'amit', 1, 2, 3, 'amit']</text:p>
      <text:p text:style-name="P19"><text:tab/></text:p>
      <text:p text:style-name="P20"><text:tab/><text:tab/><text:tab/>DICTIONARY</text:p>
      <text:p text:style-name="P20"/>
      <text:p text:style-name="P20">&gt;&gt;&gt; a={'name':'Deepak','class':'bba'}</text:p>
      <text:p text:style-name="P20">&gt;&gt;&gt; a</text:p>
      <text:p text:style-name="P20">{'name': 'Deepak', 'class': 'bba'}</text:p>
      <text:p text:style-name="P20">&gt;&gt;&gt; a['class']="MBA"</text:p>
      <text:p text:style-name="P20">&gt;&gt;&gt; a</text:p>
      <text:p text:style-name="P20">{'name': 'Deepak', 'class': 'MBA'}</text:p>
      <text:p text:style-name="P20"/>
      <text:p text:style-name="P20"/>
      <text:p text:style-name="P21">to cremove all element from dictionary</text:p>
      <text:p text:style-name="P21">=&gt;a.clear()</text:p>
      <text:p text:style-name="P21">to delete dictionary</text:p>
      <text:p text:style-name="P21">=&gt;<text:span text:style-name="T19">del dict</text:span></text:p>
      <text:p text:style-name="P21"/>
      <text:p text:style-name="P21"/>
      <text:p text:style-name="P21"><text:span text:style-name="T20">(a)</text:span> More than one entry per key not allowed. Which means no duplicate key is allowed. When duplicate keys encountered during assignment, the last assignment wins. For example −</text:p>
      <text:p text:style-name="P21"><text:s/>a={'name':'deepak','name':'anusha'}</text:p>
      <text:p text:style-name="P21">&gt;&gt;&gt; <text:span text:style-name="T29">print(</text:span>a<text:span text:style-name="T29">)</text:span></text:p>
      <text:p text:style-name="P21">{'name': 'anusha'}</text:p>
      <text:p text:style-name="P21"/>
      <text:p text:style-name="P21">print(a['name'])</text:p>
      <text:p text:style-name="P21">anusha</text:p>
      <text:p text:style-name="P21"/>
      <text:p text:style-name="P21"/>
      <text:p text:style-name="P21"/>
      <text:p text:style-name="P22">DOUBLE DIMENSION ARRAY</text:p>
      <text:p text:style-name="P22"/>
      <text:p text:style-name="P22">&gt;&gt;&gt; a=[[1,2,3],[2,3,4],[12,23,56]]</text:p>
      <text:p text:style-name="P22">&gt;&gt;&gt; print(a)</text:p>
      <text:p text:style-name="P22">[[1, 2, 3], [2, 3, 4], [12, 23, 56]]</text:p>
      <text:p text:style-name="P22">&gt;&gt;&gt; </text:p>
      <text:p text:style-name="P22">&gt;&gt;&gt; <text:span text:style-name="T30">print(</text:span>a[1][0]<text:span text:style-name="T30">)</text:span></text:p>
      <text:p text:style-name="P22"><text:soft-page-break/>2</text:p>
      <text:p text:style-name="P23">updation in 2d</text:p>
      <text:p text:style-name="P22"><text:s/>a[1][1]=1212</text:p>
      <text:p text:style-name="P22">&gt;&gt;&gt; print(a)</text:p>
      <text:p text:style-name="P22">[[1, 2, 3], [2, 1212, 4], [12, 23, 56]]</text:p>
      <text:p text:style-name="P22">&gt;&gt;&gt; </text:p>
      <text:p text:style-name="P22"/>
      <text:p text:style-name="P22"/>
      <text:p text:style-name="P22"><text:tab/><text:tab/><text:tab/><text:span text:style-name="T31">SET</text:span></text:p>
      <text:p text:style-name="P173">Mathematically a set is a collection of items not in any particular order. A Python set is similar to this mathematical definition with below additional conditions. </text:p>
      <text:list xml:id="list1949357641" text:style-name="L1">
        <text:list-item>
          <text:p text:style-name="P201">The elements in the set cannot be duplicates. </text:p>
        </text:list-item>
        <text:list-item>
          <text:p text:style-name="P201">The elements in the set are immutable(cannot be modified) but the set as a whole is mutable. </text:p>
        </text:list-item>
        <text:list-item>
          <text:p text:style-name="P200">There is no index attached to any element in a python set. So they do not support any indexing or slicing operation. </text:p>
        </text:list-item>
      </text:list>
      <text:h text:style-name="P191" text:outline-level="2">Set Operations</text:h>
      <text:p text:style-name="P174">The sets in python are typically used for mathematical operations like union, intersection, difference and complement etc. We can create a set, access it’s elements and carry out these mathematical operations as shown below. </text:p>
      <text:p text:style-name="P186">Days=set(["Mon","Tue","Wed","Thu","Fri","Sat","Sun"])</text:p>
      <text:p text:style-name="P187">Months={"Jan","Feb","Mar"}</text:p>
      <text:p text:style-name="P187">Dates={21,22,17}</text:p>
      <text:p text:style-name="P187">print(Days)</text:p>
      <text:p text:style-name="P187">print(Months)</text:p>
      <text:p text:style-name="P181">print(Dates)</text:p>
      <text:p text:style-name="P24">add();- used to add values in list but it doesn’t add duplicate vale if we give duplicate value it ignores</text:p>
      <text:p text:style-name="P24"/>
      <text:p text:style-name="P25">diccard();- used to remove values</text:p>
      <text:p text:style-name="P25">&gt;&gt;&gt; a=set(["sunday","monday","tuesday"])</text:p>
      <text:p text:style-name="P25">&gt;&gt;&gt; a.add("wednesday")</text:p>
      <text:p text:style-name="P25">&gt;&gt;&gt; a.add("thrusday")</text:p>
      <text:p text:style-name="P25">&gt;&gt;&gt; print(a)</text:p>
      <text:p text:style-name="P25">set(['thrusday', 'sunday', 'tuesday', 'monday', 'wednesday'])</text:p>
      <text:p text:style-name="P25">&gt;&gt;&gt; a.discard('monday') #removes monday from list</text:p>
      <text:p text:style-name="P25">&gt;&gt;&gt; print(a)</text:p>
      <text:p text:style-name="P25">set(['thrusday', 'sunday', 'tuesday', 'wednesday'])</text:p>
      <text:p text:style-name="P25">&gt;&gt;&gt; </text:p>
      <text:p text:style-name="P25"/>
      <text:p text:style-name="P25"/>
      <text:h text:style-name="P190" text:outline-level="2">Union of Sets</text:h>
      <text:p text:style-name="P174">The union operation on two sets produces a new set containing all the distinct elements from both the sets.</text:p>
      <text:p text:style-name="P25">&gt;&gt;&gt; print(a)</text:p>
      <text:p text:style-name="P25">set(['thrusday', 'sunday', 'tuesday', 'wednesday'])</text:p>
      <text:p text:style-name="P25"><text:soft-page-break/>&gt;&gt;&gt; b=set(['wednesday','friday','monday'])</text:p>
      <text:p text:style-name="P25">&gt;&gt;&gt; allday=a|b</text:p>
      <text:p text:style-name="P25">&gt;&gt;&gt; print(allday)</text:p>
      <text:p text:style-name="P25">set(['thrusday', 'sunday', 'monday', 'tuesday', 'friday', 'wednesday'])</text:p>
      <text:p text:style-name="P25">&gt;&gt;&gt; </text:p>
      <text:p text:style-name="P25"/>
      <text:h text:style-name="P190" text:outline-level="2">Intersection of Sets</text:h>
      <text:p text:style-name="P174">The intersection operation on two sets produces a new set containing only the common elements from both the sets.</text:p>
      <text:p text:style-name="P25"/>
      <text:p text:style-name="P25">&gt;&gt;&gt; <text:span text:style-name="T32">print(</text:span>a<text:span text:style-name="T32">)</text:span></text:p>
      <text:p text:style-name="P25">set(['thrusday', 'sunday', 'tuesday', 'wednesday'])</text:p>
      <text:p text:style-name="P25">&gt;&gt;&gt; <text:span text:style-name="T32">print(</text:span>b<text:span text:style-name="T32">)</text:span></text:p>
      <text:p text:style-name="P25">set(['friday', 'wednesday', 'monday'])</text:p>
      <text:p text:style-name="P25">&gt;&gt;&gt; all=a&amp;b</text:p>
      <text:p text:style-name="P25">&gt;&gt;&gt; <text:span text:style-name="T32">print(</text:span>all<text:span text:style-name="T32">)</text:span></text:p>
      <text:p text:style-name="P25">set(['wednesday'])</text:p>
      <text:p text:style-name="P25">&gt;&gt;&gt; </text:p>
      <text:p text:style-name="P25"/>
      <text:h text:style-name="P190" text:outline-level="2">Difference of Sets</text:h>
      <text:p text:style-name="P174">The difference operation on two sets produces a new set containing only the elements from the first set and none from the second set.</text:p>
      <text:p text:style-name="P25"/>
      <text:p text:style-name="P25">&gt;&gt;&gt; print(a)</text:p>
      <text:p text:style-name="P25">set(['thrusday', 'sunday', 'tuesday', 'wednesday'])</text:p>
      <text:p text:style-name="P25">&gt;&gt;&gt; print(b)</text:p>
      <text:p text:style-name="P25">set(['friday', 'wednesday', 'monday'])</text:p>
      <text:p text:style-name="P25">&gt;&gt;&gt; dif=a-b</text:p>
      <text:p text:style-name="P25">&gt;&gt;&gt; <text:span text:style-name="T33">print(</text:span>dif<text:span text:style-name="T33">)</text:span></text:p>
      <text:p text:style-name="P25">set(['thrusday', 'sunday', 'tuesday'])</text:p>
      <text:p text:style-name="P25"/>
      <text:h text:style-name="P190" text:outline-level="2">Compare Sets</text:h>
      <text:p text:style-name="P174">We can check if a given set is a subset or superset of another set. The result is True or False depending on the elements present in the sets.</text:p>
      <text:p text:style-name="P187"/>
      <text:p text:style-name="P187">DaysA = set(["Mon","Tue","Wed"])</text:p>
      <text:p text:style-name="P187">DaysB = set(["Mon","Tue","Wed","Thu","Fri","Sat","Sun"])</text:p>
      <text:p text:style-name="P187">SubsetRes = DaysA &lt;= DaysB</text:p>
      <text:p text:style-name="P187">SupersetRes = DaysB &gt;= DaysA</text:p>
      <text:p text:style-name="P187">print(SubsetRes)</text:p>
      <text:p text:style-name="P181">print(SupersetRes)</text:p>
      <text:p text:style-name="P174">When the above code is executed, it produces the following result. </text:p>
      <text:p text:style-name="P187">True</text:p>
      <text:p text:style-name="P181">True</text:p>
      <text:p text:style-name="P182"><text:soft-page-break/><text:tab/><text:tab/><text:tab/><text:span text:style-name="T25">ITERATOR</text:span></text:p>
      <text:p text:style-name="P151"><text:span text:style-name="T67">Technically, in Python, an iterator is an object which implements the iterator protocol, which consist of the methods </text:span><text:span text:style-name="Source_20_Text"><text:span text:style-name="T67">__iter__()</text:span></text:span><text:span text:style-name="T67"> and </text:span><text:span text:style-name="Source_20_Text"><text:span text:style-name="T67">__next__()</text:span></text:span></text:p>
      <text:p text:style-name="P151"><text:span text:style-name="Source_20_Text"><text:span text:style-name="T67"/></text:span></text:p>
      <text:p text:style-name="P152"><text:span text:style-name="Source_20_Text"><text:span text:style-name="T68">a=”Dk”</text:span></text:span></text:p>
      <text:p text:style-name="P152"><text:span text:style-name="Source_20_Text"><text:span text:style-name="T68">b=iter(a)</text:span></text:span></text:p>
      <text:p text:style-name="P152"><text:span text:style-name="Source_20_Text"><text:span text:style-name="T68">print(next(b))==&gt;D</text:span></text:span></text:p>
      <text:p text:style-name="P153"><text:span text:style-name="Source_20_Text"><text:span text:style-name="T68">print(next(b))==&gt;k</text:span></text:span></text:p>
      <text:p text:style-name="P153"><text:span text:style-name="Source_20_Text"><text:span text:style-name="T69"><text:tab/><text:tab/><text:tab/><text:tab/></text:span></text:span><text:span text:style-name="Source_20_Text"><text:span text:style-name="T73">SSL NOTIFICATION</text:span></text:span></text:p>
      <text:p text:style-name="P153"><text:span text:style-name="Source_20_Text"><text:span text:style-name="T69">==&gt;import socket</text:span></text:span></text:p>
      <text:p text:style-name="P153"><text:span text:style-name="Source_20_Text"><text:span text:style-name="T69">import ssl</text:span></text:span></text:p>
      <text:p text:style-name="P153"><text:span text:style-name="Source_20_Text"><text:span text:style-name="T69">from slack.channel_poster import ChannelPoster</text:span></text:span></text:p>
      <text:p text:style-name="P153"><text:span text:style-name="Source_20_Text"><text:span text:style-name="T69">from datetime import date</text:span></text:span></text:p>
      <text:p text:style-name="P153"><text:span text:style-name="Source_20_Text"><text:span text:style-name="T69">#from datetime import timedelta</text:span></text:span></text:p>
      <text:p text:style-name="P153"><text:span text:style-name="Source_20_Text"><text:span text:style-name="T69">import socket, datetime</text:span></text:span></text:p>
      <text:p text:style-name="P153"><text:span text:style-name="Source_20_Text"><text:span text:style-name="T69"/></text:span></text:p>
      <text:p text:style-name="P153"><text:span text:style-name="Source_20_Text"><text:span text:style-name="T69">slack = ChannelPoster('sysops')</text:span></text:span></text:p>
      <text:p text:style-name="P153"><text:span text:style-name="Source_20_Text"><text:span text:style-name="T69"/></text:span></text:p>
      <text:p text:style-name="P153"><text:span text:style-name="Source_20_Text"><text:span text:style-name="T69">def ssl_expiry_datetime(hostname):</text:span></text:span></text:p>
      <text:p text:style-name="P153"><text:span text:style-name="Source_20_Text"><text:span text:style-name="T69"><text:s text:c="4"/>ssl_date_fmt = r'%b %d %H:%M:%S %Y %Z'</text:span></text:span></text:p>
      <text:p text:style-name="P153"><text:span text:style-name="Source_20_Text"><text:span text:style-name="T69"/></text:span></text:p>
      <text:p text:style-name="P153"><text:span text:style-name="Source_20_Text"><text:span text:style-name="T69"><text:s text:c="4"/>context = ssl.create_default_context()</text:span></text:span></text:p>
      <text:p text:style-name="P153"><text:span text:style-name="Source_20_Text"><text:span text:style-name="T69"><text:s text:c="4"/>conn = context.wrap_socket(</text:span></text:span></text:p>
      <text:p text:style-name="P153"><text:span text:style-name="Source_20_Text"><text:span text:style-name="T69"><text:s text:c="8"/>socket.socket(socket.AF_INET),</text:span></text:span></text:p>
      <text:p text:style-name="P153"><text:span text:style-name="Source_20_Text"><text:span text:style-name="T69"><text:s text:c="8"/>server_hostname=hostname,</text:span></text:span></text:p>
      <text:p text:style-name="P153"><text:span text:style-name="Source_20_Text"><text:span text:style-name="T69"><text:s text:c="4"/>)</text:span></text:span></text:p>
      <text:p text:style-name="P153"><text:span text:style-name="Source_20_Text"><text:span text:style-name="T69"><text:s text:c="4"/># 3 second timeout because Lambda has runtime limitations</text:span></text:span></text:p>
      <text:p text:style-name="P153"><text:span text:style-name="Source_20_Text"><text:span text:style-name="T69"><text:s text:c="4"/>conn.settimeout(15)</text:span></text:span></text:p>
      <text:p text:style-name="P153"><text:span text:style-name="Source_20_Text"><text:span text:style-name="T69"/></text:span></text:p>
      <text:p text:style-name="P153"><text:span text:style-name="Source_20_Text"><text:span text:style-name="T69"><text:s text:c="4"/>try:</text:span></text:span></text:p>
      <text:p text:style-name="P153"><text:soft-page-break/><text:span text:style-name="Source_20_Text"><text:span text:style-name="T69"><text:s text:c="8"/>conn.connect((hostname, 443))</text:span></text:span></text:p>
      <text:p text:style-name="P153"><text:span text:style-name="Source_20_Text"><text:span text:style-name="T69"><text:s text:c="8"/>ssl_info = conn.getpeercert()</text:span></text:span></text:p>
      <text:p text:style-name="P153"><text:span text:style-name="Source_20_Text"><text:span text:style-name="T69"><text:s text:c="8"/># parse the string from the certificate into a Python datetime object</text:span></text:span></text:p>
      <text:p text:style-name="P153"><text:span text:style-name="Source_20_Text"><text:span text:style-name="T69"><text:s text:c="8"/>return datetime.datetime.strptime(ssl_info['notAfter'], ssl_date_fmt)</text:span></text:span></text:p>
      <text:p text:style-name="P153"><text:span text:style-name="Source_20_Text"><text:span text:style-name="T69"><text:s text:c="4"/>except socket.gaierror as gai_error:</text:span></text:span></text:p>
      <text:p text:style-name="P153"><text:span text:style-name="Source_20_Text"><text:span text:style-name="T69"><text:s text:c="8"/>print gai_error</text:span></text:span></text:p>
      <text:p text:style-name="P153"><text:span text:style-name="Source_20_Text"><text:span text:style-name="T69"><text:s text:c="8"/>slack.post("Domain {domain} - {error}".format(domain=hostname, error=gai_error)) <text:s text:c="3"/></text:span></text:span></text:p>
      <text:p text:style-name="P153"><text:span text:style-name="Source_20_Text"><text:span text:style-name="T69"><text:s text:c="4"/>except ssl.CertificateError as cert_error:</text:span></text:span></text:p>
      <text:p text:style-name="P153"><text:span text:style-name="Source_20_Text"><text:span text:style-name="T69"><text:s text:c="8"/>print cert_error</text:span></text:span></text:p>
      <text:p text:style-name="P153"><text:span text:style-name="Source_20_Text"><text:span text:style-name="T69"><text:s text:c="8"/>slack.post("Domain {domain} - {error}".format(domain=hostname, error=cert_error))</text:span></text:span></text:p>
      <text:p text:style-name="P153"><text:span text:style-name="Source_20_Text"><text:span text:style-name="T69"><text:s text:c="4"/>except socket.timeout as sock_timeout:</text:span></text:span></text:p>
      <text:p text:style-name="P153"><text:span text:style-name="Source_20_Text"><text:span text:style-name="T69"><text:s text:c="8"/>print sock_timeout</text:span></text:span></text:p>
      <text:p text:style-name="P153"><text:span text:style-name="Source_20_Text"><text:span text:style-name="T69"><text:s text:c="8"/>slack.post("Domain {domain} - {error}".format(domain=hostname, error=sock_timeout))</text:span></text:span></text:p>
      <text:p text:style-name="P153"><text:span text:style-name="Source_20_Text"><text:span text:style-name="T69"><text:s text:c="4"/>except Exception as err:</text:span></text:span></text:p>
      <text:p text:style-name="P153"><text:span text:style-name="Source_20_Text"><text:span text:style-name="T69"><text:s text:c="8"/>print(err)</text:span></text:span></text:p>
      <text:p text:style-name="P153"><text:span text:style-name="Source_20_Text"><text:span text:style-name="T69"/></text:span></text:p>
      <text:p text:style-name="P153"><text:span text:style-name="Source_20_Text"><text:span text:style-name="T69">websites = {</text:span></text:span></text:p>
      <text:p text:style-name="P153"><text:span text:style-name="Source_20_Text"><text:span text:style-name="T69"><text:s text:c="4"/>'duta.in': 443,</text:span></text:span></text:p>
      <text:p text:style-name="P153"><text:span text:style-name="Source_20_Text"><text:span text:style-name="T69"><text:s text:c="4"/>'curation.duta.in': 443,</text:span></text:span></text:p>
      <text:p text:style-name="P153"><text:span text:style-name="Source_20_Text"><text:span text:style-name="T69"><text:s text:c="4"/>'code.duta.in': 443,</text:span></text:span></text:p>
      <text:p text:style-name="P153"><text:span text:style-name="Source_20_Text"><text:span text:style-name="T69"><text:s text:c="4"/>'m-stag.duta.in': 443,</text:span></text:span></text:p>
      <text:p text:style-name="P153"><text:span text:style-name="Source_20_Text"><text:span text:style-name="T69"><text:s text:c="4"/>'curation-stag.duta.in': 443,</text:span></text:span></text:p>
      <text:p text:style-name="P153"><text:span text:style-name="Source_20_Text"><text:span text:style-name="T69"><text:s text:c="4"/>'chrome.duta.in':443,</text:span></text:span></text:p>
      <text:p text:style-name="P153"><text:span text:style-name="Source_20_Text"><text:span text:style-name="T69"><text:s text:c="4"/>'l.duta.in': 443,</text:span></text:span></text:p>
      <text:p text:style-name="P153"><text:span text:style-name="Source_20_Text"><text:span text:style-name="T69"><text:s text:c="4"/>'fbw.duta.in': 443,</text:span></text:span></text:p>
      <text:p text:style-name="P153"><text:span text:style-name="Source_20_Text"><text:span text:style-name="T69"><text:s text:c="4"/>'ef-s.duta.in': 443,</text:span></text:span></text:p>
      <text:p text:style-name="P153"><text:soft-page-break/><text:span text:style-name="Source_20_Text"><text:span text:style-name="T69"><text:s text:c="4"/>'lb-s.duta.in': 443,</text:span></text:span></text:p>
      <text:p text:style-name="P153"><text:span text:style-name="Source_20_Text"><text:span text:style-name="T69"><text:s text:c="4"/>'hm-s.duta.in': 443,</text:span></text:span></text:p>
      <text:p text:style-name="P153"><text:span text:style-name="Source_20_Text"><text:span text:style-name="T69"><text:s text:c="4"/>'duta.us': 443,</text:span></text:span></text:p>
      <text:p text:style-name="P153"><text:span text:style-name="Source_20_Text"><text:span text:style-name="T69"><text:s text:c="4"/>'analytics.duta.us':443,</text:span></text:span></text:p>
      <text:p text:style-name="P153"><text:span text:style-name="Source_20_Text"><text:span text:style-name="T69"><text:s text:c="4"/>'images.duta.in':443,</text:span></text:span></text:p>
      <text:p text:style-name="P153"><text:span text:style-name="Source_20_Text"><text:span text:style-name="T69"><text:s text:c="4"/>'imgs-stag.duta.in':443,</text:span></text:span></text:p>
      <text:p text:style-name="P153"><text:span text:style-name="Source_20_Text"><text:span text:style-name="T69"><text:s text:c="4"/>'upload.images.duta.in':443,</text:span></text:span></text:p>
      <text:p text:style-name="P153"><text:span text:style-name="Source_20_Text"><text:span text:style-name="T69"><text:s text:c="4"/>'wp-s.duta.in':443</text:span></text:span></text:p>
      <text:p text:style-name="P153"><text:span text:style-name="Source_20_Text"><text:span text:style-name="T69">}</text:span></text:span></text:p>
      <text:p text:style-name="P153"><text:span text:style-name="Source_20_Text"><text:span text:style-name="T69"/></text:span></text:p>
      <text:p text:style-name="P153"><text:span text:style-name="Source_20_Text"><text:span text:style-name="T69"/></text:span></text:p>
      <text:p text:style-name="P153"><text:span text:style-name="Source_20_Text"><text:span text:style-name="T69">for host in websites:</text:span></text:span></text:p>
      <text:p text:style-name="P153"><text:span text:style-name="Source_20_Text"><text:span text:style-name="T69"><text:s text:c="4"/>print("Expiry of {} ".format(host))</text:span></text:span></text:p>
      <text:p text:style-name="P153"><text:span text:style-name="Source_20_Text"><text:span text:style-name="T69"><text:s text:c="4"/>b=ssl_expiry_datetime(host)</text:span></text:span></text:p>
      <text:p text:style-name="P153"><text:span text:style-name="Source_20_Text"><text:span text:style-name="T69"><text:s text:c="4"/>try:</text:span></text:span></text:p>
      <text:p text:style-name="P153"><text:span text:style-name="Source_20_Text"><text:span text:style-name="T69"><text:s text:c="8"/>if not b:</text:span></text:span></text:p>
      <text:p text:style-name="P153"><text:span text:style-name="Source_20_Text"><text:span text:style-name="T69"><text:s text:c="12"/>continue </text:span></text:span></text:p>
      <text:p text:style-name="P153"><text:span text:style-name="Source_20_Text"><text:span text:style-name="T69"><text:s text:c="8"/>a=datetime.datetime.today()</text:span></text:span></text:p>
      <text:p text:style-name="P153"><text:span text:style-name="Source_20_Text"><text:span text:style-name="T69"><text:s text:c="8"/>delta=b-a</text:span></text:span></text:p>
      <text:p text:style-name="P153"><text:span text:style-name="Source_20_Text"><text:span text:style-name="T69"><text:s text:c="8"/>print(delta.days)</text:span></text:span></text:p>
      <text:p text:style-name="P153"><text:span text:style-name="Source_20_Text"><text:span text:style-name="T69"><text:s text:c="8"/>days_left=delta.days</text:span></text:span></text:p>
      <text:p text:style-name="P153"><text:span text:style-name="Source_20_Text"><text:span text:style-name="T69"><text:s text:c="8"/>if days_left &lt;= 10:</text:span></text:span></text:p>
      <text:p text:style-name="P153"><text:span text:style-name="Source_20_Text"><text:span text:style-name="T69"><text:s text:c="12"/>slack.post("SSL certifcate for {} is about to expire on {}. Please renew ASAP".format(host, days_left), username='ssl_monitor')</text:span></text:span></text:p>
      <text:p text:style-name="P153"><text:span text:style-name="Source_20_Text"><text:span text:style-name="T69"><text:s text:c="4"/>except Exception as d:</text:span></text:span></text:p>
      <text:p text:style-name="P153"><text:span text:style-name="Source_20_Text"><text:span text:style-name="T69"><text:s text:c="8"/>print(d)</text:span></text:span></text:p>
      <text:p text:style-name="P154"><text:span text:style-name="Source_20_Text"><text:span text:style-name="T70">Q.find repeatation of element in list?</text:span></text:span></text:p>
      <text:p text:style-name="P154"><text:span text:style-name="Source_20_Text"><text:span text:style-name="T70">==&gt;&gt;&gt;&gt; a=[1,2,3,3,4,4,5,1]</text:span></text:span></text:p>
      <text:p text:style-name="P154"><text:span text:style-name="Source_20_Text"><text:span text:style-name="T70">&gt;&gt;&gt; print(a.count(4))</text:span></text:span></text:p>
      <text:p text:style-name="P154"><text:span text:style-name="Source_20_Text"><text:span text:style-name="T70">2</text:span></text:span></text:p>
      <text:p text:style-name="P151"><text:soft-page-break/><text:span text:style-name="Source_20_Text"><text:span text:style-name="T67"/></text:span></text:p>
      <text:p text:style-name="P149"><text:tab/><text:tab/><text:tab/><text:tab/>BEAUTIFUL SOUP</text:p>
      <text:p text:style-name="P160">import bs4</text:p>
      <text:p text:style-name="P160">#import logging</text:p>
      <text:p text:style-name="P160">import requests</text:p>
      <text:p text:style-name="P160">#logging.basicConfig(filename='cric.log',level=logging.DEBUG)</text:p>
      <text:p text:style-name="P160">url="https://www.cricbuzz.com/live-cricket-scores/20776/ban-vs-zim-2nd-test-zimbabwe-tour-of-bangladesh-2018"</text:p>
      <text:p text:style-name="P160">data=requests.get(url)</text:p>
      <text:p text:style-name="P160">soup=bs4.BeautifulSoup(data.text,'html.parser')</text:p>
      <text:p text:style-name="P160">for h in soup.findAll('div'):</text:p>
      <text:p text:style-name="P160"><text:tab/>print(h) <text:s text:c="3"/></text:p>
      <text:p text:style-name="P161">print(soup.find(‘a’)) # to print all a tag</text:p>
      <text:p text:style-name="P120"><text:span text:style-name="T37">print</text:span>(soup.title.string)</text:p>
      <text:p text:style-name="P166">==&gt; to get string</text:p>
      <text:p text:style-name="P121"><text:span text:style-name="T37">print</text:span>(soup.find(<text:span text:style-name="T40">id</text:span>=<text:span text:style-name="T41">"footer"</text:span>).get_text())</text:p>
      <text:p text:style-name="P167">==&gt;</text:p>
      <text:p text:style-name="P177">print(soup.findAll(True, {"class":["cb-font-20", "text-bold","inline-block","ng-binding"]}))</text:p>
      <text:p text:style-name="P168"><text:span text:style-name="T38">==&gt; </text:span><text:span text:style-name="T39">used to find by multiple class</text:span></text:p>
      <text:p text:style-name="P150">note:---working with bs4?</text:p>
      <text:p text:style-name="P170">Import requests</text:p>
      <text:p text:style-name="P170">==&gt;data=requests.get(url)</text:p>
      <text:p text:style-name="P170">&gt;&gt;&gt; print(data.json())</text:p>
      <text:p text:style-name="P171">Q. print data of tag?</text:p>
      <text:p text:style-name="P171">==&gt;import bs4</text:p>
      <text:p text:style-name="P171">m="&lt;b&gt;welcome to goa deepak&lt;/b&gt;"</text:p>
      <text:p text:style-name="P171">soup=bs4.BeautifulSoup(m,'html.parser')</text:p>
      <text:p text:style-name="P171">data=soup.b.string<text:span text:style-name="T71">2</text:span></text:p>
      <text:p text:style-name="P171">print(data)</text:p>
      <text:p text:style-name="P169">Q. replacing tag data?</text:p>
      <text:p text:style-name="P169"><text:soft-page-break/>==&gt;import bs4</text:p>
      <text:p text:style-name="P169">#import CData </text:p>
      <text:p text:style-name="P169">m="&lt;b&gt;welcome to goa deepak&lt;/b&gt;"</text:p>
      <text:p text:style-name="P169">soup=bs4.BeautifulSoup(m,'html.parser')</text:p>
      <text:p text:style-name="P169">data=soup.b.string</text:p>
      <text:p text:style-name="P169">cdata=bs4.CData("hi deepak")</text:p>
      <text:p text:style-name="P169">data.replace_with(cdata)</text:p>
      <text:p text:style-name="P169">print(soup)</text:p>
      <text:p text:style-name="P147"/>
      <text:p text:style-name="P148"><text:tab/><text:tab/><text:tab/><text:tab/><text:span text:style-name="T12">LINUX</text:span></text:p>
      <text:p text:style-name="P175">Q1. remove 1<text:span text:style-name="T10">st</text:span> element from an array?</text:p>
      <text:p text:style-name="P183"><text:span text:style-name="Source_20_Text">array=${array[@]:1} #removed the 1st element</text:span></text:p>
      <text:p text:style-name="P9"/>
      <text:p text:style-name="P9">HACKER RANK SOLUTION’S</text:p>
      <text:p text:style-name="P9"/>
      <text:p text:style-name="P10">Q. sort in reverse numeric using tab seprator?</text:p>
      <text:p text:style-name="P10">==&gt;sort -r -n -t $’\t’ </text:p>
      <text:p text:style-name="P11">Q.<text:span text:style-name="T14">input n float no and find average?</text:span></text:p>
      <text:p text:style-name="P11"><text:span text:style-name="T14">==&gt;</text:span>read n ;</text:p>
      <text:p text:style-name="P11">s=0;</text:p>
      <text:p text:style-name="P11">for((i=0;i&lt;n;i++));</text:p>
      <text:p text:style-name="P11">do</text:p>
      <text:p text:style-name="P11"><text:s/>read x;</text:p>
      <text:p text:style-name="P11"><text:s/>s=$(echo $s+$x|bc);</text:p>
      <text:p text:style-name="P11">done ;</text:p>
      <text:p text:style-name="P11">echo $s;</text:p>
      <text:p text:style-name="P11"><text:s/>printf "%.3f" $(echo $s/$n|bc);</text:p>
      <text:p text:style-name="P12">Q.Sort <text:s/><text:span text:style-name="T15">numeric no in reverse seprated using |?</text:span></text:p>
      <text:p text:style-name="P13">==&gt;sort -r -n -t ‘|’ k2</text:p>
      <text:p text:style-name="P14">Q.</text:p>
      <text:p text:style-name="P185"><text:span text:style-name="Source_20_Text">00</text:span></text:p>
      <text:p text:style-name="P185"><text:span text:style-name="Source_20_Text">01</text:span></text:p>
      <text:p text:style-name="P185"><text:span text:style-name="Source_20_Text">01</text:span></text:p>
      <text:p text:style-name="P185"><text:span text:style-name="Source_20_Text">00</text:span></text:p>
      <text:p text:style-name="P185"><text:span text:style-name="Source_20_Text">00</text:span></text:p>
      <text:p text:style-name="P185"><text:span text:style-name="Source_20_Text">02</text:span></text:p>
      <text:p text:style-name="P180"><text:span text:style-name="Source_20_Text">02</text:span></text:p>
      <text:p text:style-name="P14">output</text:p>
      <text:p text:style-name="P184"><text:span text:style-name="Source_20_Text">00</text:span></text:p>
      <text:p text:style-name="P185"><text:span text:style-name="Source_20_Text">01</text:span></text:p>
      <text:p text:style-name="P185"><text:span text:style-name="Source_20_Text">00</text:span></text:p>
      <text:p text:style-name="P180"><text:soft-page-break/><text:span text:style-name="Source_20_Text">02</text:span></text:p>
      <text:p text:style-name="P180"><text:span text:style-name="Source_20_Text"><text:span text:style-name="T16">==&gt; uniq -d</text:span></text:span></text:p>
      <text:p text:style-name="P15">Q find 1<text:span text:style-name="T10">st</text:span> char of every element if it is capital replace it with . ?</text:p>
      <text:p text:style-name="P27"><text:s/>n=${#a[*]};for((i=0;i&lt;n;i++));do echo ${a[$i]}|sed 's/^[A-Z]/./'; done</text:p>
      <text:p text:style-name="P28"/>
      <text:p text:style-name="P28"><text:tab/><text:tab/></text:p>
      <text:p text:style-name="P31"/>
      <text:p text:style-name="P34">Q.remove \ from file?</text:p>
      <text:p text:style-name="P34">z=$(tr -d '\\' &lt; demo.sh);echo $z| sed "s/$z/ddd/g"</text:p>
      <text:p text:style-name="P34"/>
      <text:p text:style-name="P36">Q . print all image from json ?</text:p>
      <text:p text:style-name="P36">region="duta/common"</text:p>
      <text:p text:style-name="P36">week=$1</text:p>
      <text:p text:style-name="P36">repo=$2</text:p>
      <text:p text:style-name="P36">if [ $# != 2 ]</text:p>
      <text:p text:style-name="P36">then</text:p>
      <text:p text:style-name="P36"><text:s text:c="8"/>echo "please provide <text:s/>week and repo name and execute again $0"</text:p>
      <text:p text:style-name="P36">fi</text:p>
      <text:p text:style-name="P36">week_ago=$(date -d "-$week weeks" +%s)</text:p>
      <text:p text:style-name="P36">read -p "we are to delete from $repo before $week_ago reeply with (y) to delete"</text:p>
      <text:p text:style-name="P36"/>
      <text:p text:style-name="P36">img=($(cat images.json|jq '.[]'|jq '.[]'| jq "select(.imagePushedAt&lt; $week_ago)" | jq -r .imageDigest))</text:p>
      <text:p text:style-name="P36"/>
      <text:p text:style-name="P36">echo ${img[*]}</text:p>
      <text:p text:style-name="P36"/>
      <text:p text:style-name="P36"/>
      <text:p text:style-name="P37">Q log file of crontab?</text:p>
      <text:p text:style-name="P37">==&gt;sudo less syslog</text:p>
      <text:p text:style-name="P162">Q. given a tab seprated file replace new line with tab</text:p>
      <text:p text:style-name="P163">==&gt; cat demo.csv| paste -s</text:p>
      <text:p text:style-name="P163">or</text:p>
      <text:p text:style-name="P162">==&gt; cat demo.csv|paste -s</text:p>
      <text:p text:style-name="P41">Q how to fetch data from postgres?</text:p>
      <text:p text:style-name="P41">==&gt; psql -c "select *from login" -h localhost -U postgres -d postgres</text:p>
      <text:p text:style-name="P31"/>
      <text:p text:style-name="P33"><text:tab/><text:tab/><text:tab/><text:tab/><text:tab/><text:tab/><text:span text:style-name="T12">Sql</text:span></text:p>
      <text:p text:style-name="P117"/>
      <text:p text:style-name="P92">Q. add foreign key in exesting table?</text:p>
      <text:p text:style-name="P92"><text:soft-page-break/>==&gt;alter table library add constraint df foreign key(id) references student(id);</text:p>
      <text:p text:style-name="P93">Q.create table with foreign key?</text:p>
      <text:p text:style-name="P93">==&gt;create table admission(</text:p>
      <text:p text:style-name="P93">name varchar(22) not null,</text:p>
      <text:p text:style-name="P93">father_name <text:s/>varchar(22) not null,</text:p>
      <text:p text:style-name="P93">mother_name varchar(32) not null,</text:p>
      <text:p text:style-name="P93">createdby <text:s text:c="2"/>varchar(22) not null,</text:p>
      <text:p text:style-name="P93">foreign key(createdby) references login(userid),</text:p>
      <text:p text:style-name="P93">age numeric <text:s/>not null);</text:p>
      <text:p text:style-name="P94">Q.join 2 table on user id?</text:p>
      <text:p text:style-name="P94">==&gt;select a.name,a.age,a.admission_date from admission as a join login as l on a.createdby=l.userid where l.userid='Deepak';</text:p>
      <text:p text:style-name="P95">Qhow to add column with not null cardinility and table contains data?</text:p>
      <text:p text:style-name="P96"/>
      <text:p text:style-name="P96"/>
      <text:p text:style-name="P96">Qgetting output from 3 table using common key?</text:p>
      <text:p text:style-name="P96">==&gt;select a.name,a.father_name,ad.permanent_address,l.name from admission as a join login as l on a.createdby=l.userid join address as ad on ad.createdby=l.userid where l.userid='Deepak';</text:p>
      <text:p text:style-name="P96"/>
      <text:p text:style-name="P96"/>
      <text:p text:style-name="P97"><text:tab/><text:span text:style-name="T13">DOCKER</text:span></text:p>
      <text:p text:style-name="P96"/>
      <text:p text:style-name="P98">Q. <text:s/>How to go to docker root?</text:p>
      <text:p text:style-name="P98">==&gt; 1<text:span text:style-name="T10">st</text:span> step : <text:s text:c="2"/>sudo docker ps <text:s text:c="8"/>(<text:span text:style-name="T21">copy nmes</text:span>)</text:p>
      <text:p text:style-name="P98">==&gt; 2<text:span text:style-name="T10">nd</text:span> step: <text:s text:c="2"/>sudo docker exec -it <text:span text:style-name="T27">imageid</text:span> /<text:span text:style-name="T77">bin/</text:span>bash</text:p>
      <text:p text:style-name="P99">Q. How to go to container root folder?</text:p>
      <text:p text:style-name="P99">==&gt;sudo docker ps</text:p>
      <text:p text:style-name="P99">==&gt;sudo docker run -it --rm f5a01a584add bash</text:p>
      <text:p text:style-name="P100">Q. How to make own image?</text:p>
      <text:p text:style-name="P100">==&gt; <text:span text:style-name="T42">1</text:span><text:span text:style-name="T11">st</text:span><text:span text:style-name="T42"> step: </text:span>cretae a file :</text:p>
      <text:p text:style-name="P100">FROM ubuntu:16.04</text:p>
      <text:p text:style-name="P100">COPY mr.sh /</text:p>
      <text:p text:style-name="P100">CMD ["/bin/bash", "/mr.sh"]</text:p>
      <text:p text:style-name="P100"><text:s/>2<text:span text:style-name="T10">nd</text:span> step: sudo docker build -t del_img .</text:p>
      <text:p text:style-name="P101">Q.how to delete image?</text:p>
      <text:p text:style-name="P101">==&gt;sudo docker rmi -f <text:span text:style-name="T21">imageid</text:span></text:p>
      <text:p text:style-name="P102">Q.to delete container?</text:p>
      <text:p text:style-name="P101"><text:span text:style-name="T43">==&gt;sudo docker rm</text:span><text:span text:style-name="T21"> containerID</text:span></text:p>
      <text:p text:style-name="P103">Q. How to find working containers?</text:p>
      <text:p text:style-name="P103">==&gt; sudo docker ps</text:p>
      <text:p text:style-name="P103"><text:soft-page-break/>Q. how to find all containers ?</text:p>
      <text:p text:style-name="P103">==&gt; sudo docker ps -a</text:p>
      <text:p text:style-name="P104">Q. <text:span text:style-name="T45">how to find history of image id or container ?</text:span></text:p>
      <text:p text:style-name="P104"><text:span text:style-name="T45">==&gt;sudo docker history </text:span><text:span text:style-name="T22">&lt;containerId or imgId</text:span><text:span text:style-name="T21"> </text:span><text:span text:style-name="T22">&gt;</text:span></text:p>
      <text:p text:style-name="P105"><text:span text:style-name="T45">Q. </text:span>find top containers process?</text:p>
      <text:p text:style-name="P122"><text:span text:style-name="T47">==&gt;</text:span>sudo docker top <text:span text:style-name="T23">containerID</text:span> </text:p>
      <text:p text:style-name="P106">Q. <text:span text:style-name="T56">How to stop current working containers ?</text:span></text:p>
      <text:p text:style-name="P108">==&gt;sudo docker stop <text:span text:style-name="T21">containerId</text:span> </text:p>
      <text:p text:style-name="P107"><text:span text:style-name="T57">Q.</text:span> How to see current running container status?</text:p>
      <text:p text:style-name="P125"><text:span text:style-name="T48">==&gt;</text:span>sudo docker stats <text:span text:style-name="T24">containerId</text:span><text:span text:style-name="T48"> </text:span><text:span text:style-name="T49">?</text:span></text:p>
      <text:p text:style-name="P126"><text:span text:style-name="T48">Q. </text:span><text:span text:style-name="T46">how to pause Docker?</text:span></text:p>
      <text:p text:style-name="P126"><text:span text:style-name="T46">==&gt; sudo docker pause </text:span><text:span text:style-name="T51">containerId</text:span></text:p>
      <text:p text:style-name="P126"><text:span text:style-name="T48">Q. </text:span><text:span text:style-name="T50">How to unpause docker?</text:span></text:p>
      <text:p text:style-name="P127"><text:span text:style-name="T46">==&gt;sudo docker unpause </text:span><text:span text:style-name="T51">conatinerId</text:span></text:p>
      <text:p text:style-name="P109">Q.how to kill a cotainer?</text:p>
      <text:p text:style-name="P128"><text:span text:style-name="T54">==&gt;sudo docker kill </text:span><text:span text:style-name="T51">containerId</text:span></text:p>
      <text:p text:style-name="P110">Q. how to stop docker?</text:p>
      <text:p text:style-name="P110">==&gt;sudo service docker stop</text:p>
      <text:p text:style-name="P111">Q. How to start docker?</text:p>
      <text:p text:style-name="P111">==&gt; sudo service <text:s/>docker start</text:p>
      <text:p text:style-name="P129"><text:span text:style-name="T54">Q. How </text:span><text:span text:style-name="T55">to launch a container</text:span></text:p>
      <text:p text:style-name="P130"><text:span text:style-name="T54">==&gt;sudo docker run -it </text:span><text:span text:style-name="T52">containerId</text:span><text:span text:style-name="T54"> /bin/bash</text:span></text:p>
      <text:p text:style-name="P112">Q. How to exit from a container?</text:p>
      <text:p text:style-name="P112">==&gt;<text:span text:style-name="T58">ctrl+p+Q</text:span></text:p>
      <text:p text:style-name="P114">Q.how to login to docker?</text:p>
      <text:p text:style-name="P114">==&gt;<text:span text:style-name="T84">sudo docker login</text:span></text:p>
      <text:p text:style-name="P115">Q.how to run image?</text:p>
      <text:p text:style-name="P115">==&gt;sudo docker run imageid</text:p>
      <text:p text:style-name="P115">Q.how to push image to docker hub?</text:p>
      <text:p text:style-name="P115">==&gt; step1. Sudo docker login</text:p>
      <text:p text:style-name="P115"><text:s text:c="7"/>step2. sudo docker tag 20bb25d32758 gautams259/demo:ddd</text:p>
      <text:p text:style-name="P115"><text:s text:c="7"/>step3. Sudo docker push</text:p>
      <text:p text:style-name="P113"/>
      <text:p text:style-name="P113"/>
      <text:p text:style-name="P113"/>
      <text:p text:style-name="P113"/>
      <text:p text:style-name="P113"/>
      <text:p text:style-name="P29"><text:tab/><text:tab/><text:tab/><text:tab/><text:span text:style-name="T60">GIT</text:span></text:p>
      <text:p text:style-name="P29">Q. to add file in git?</text:p>
      <text:p text:style-name="P29">==&gt; git add . <text:s text:c="2"/># all file will be added</text:p>
      <text:p text:style-name="P29">note-- </text:p>
      <text:p text:style-name="P29"><text:soft-page-break/><text:s/>git config --global user.email "you@example.com"</text:p>
      <text:p text:style-name="P29"><text:s text:c="2"/>git config --global user.name "Your Name"</text:p>
      <text:p text:style-name="P29"/>
      <text:p text:style-name="P29">Q.to commit</text:p>
      <text:p text:style-name="P29">==&gt;git status</text:p>
      <text:p text:style-name="P29">==&gt;git commit -m “first commit”</text:p>
      <text:p text:style-name="P29">Q.to download from git</text:p>
      <text:p text:style-name="P29">==&gt; git clone link.....................</text:p>
      <text:p text:style-name="P30">Q. to go to prev<text:span text:style-name="T34">iou</text:span>s version?</text:p>
      <text:p text:style-name="P32">==&gt; <text:s text:c="2"/>git log <text:s/># Copy id</text:p>
      <text:p text:style-name="P32">==&gt; git checkout id...................</text:p>
      <text:p text:style-name="P32"/>
      <text:p text:style-name="P35">Q. to <text:span text:style-name="T59">get</text:span> all data from server</text:p>
      <text:p text:style-name="P35">==&gt;git master-origin</text:p>
      <text:p text:style-name="P35"/>
      <text:p text:style-name="P123"><text:span text:style-name="T61">note:- head always points latest commit ==&gt;</text:span>ls -1 .git/refs/heads/</text:p>
      <text:p text:style-name="P131">Q. how to see data of an commit</text:p>
      <text:p text:style-name="P124"><text:span text:style-name="T62">==&gt;</text:span>git show d1e19d316224cddc437e3ed34ec3c931ad803958</text:p>
      <text:p text:style-name="P132">Q how to see changes of git?</text:p>
      <text:p text:style-name="P132">==&gt; git show id.................</text:p>
      <text:p text:style-name="P133">Q. <text:span text:style-name="T63">How to create a new <text:s/>branch ?</text:span></text:p>
      <text:p text:style-name="P134">==&gt;<text:span text:style-name="T62">git branch develop</text:span></text:p>
      <text:p text:style-name="P38">Q. how <text:span text:style-name="T64">t</text:span>o get a list of all branch?</text:p>
      <text:p text:style-name="P38">==&gt; <text:span text:style-name="T64">git branch</text:span></text:p>
      <text:p text:style-name="P39">Q. <text:span text:style-name="T65">how to swiss to new branch?</text:span></text:p>
      <text:p text:style-name="P40">==&gt; git checkout develop</text:p>
      <text:p text:style-name="P35"/>
      <text:p text:style-name="P35"/>
      <text:p text:style-name="P42">note :-- after new commit we can see branch name commit</text:p>
      <text:p text:style-name="P42"/>
      <text:p text:style-name="P42"><text:s/>73b0a3708b1935aed0146d2f17765de928f8e29f (HEAD -&gt; develop)</text:p>
      <text:p text:style-name="P42">Author: Deepak &lt;gautams259@gmail.com&gt;</text:p>
      <text:p text:style-name="P42">Date: <text:s text:c="2"/>Wed Dec 19 18:59:19 2018 +0530</text:p>
      <text:p text:style-name="P42"/>
      <text:p text:style-name="P42"><text:s text:c="4"/>dev</text:p>
      <text:p text:style-name="P42"/>
      <text:p text:style-name="P42">Q. how to swiss to an exesting branch is not availabel create?</text:p>
      <text:p text:style-name="P42">==&gt; git checkout -b feature/new-feature</text:p>
      <text:p text:style-name="P43">Q. to get deleted file back from repo</text:p>
      <text:p text:style-name="P43">==&gt;vi ~/.bashrc <text:s text:c="2"/></text:p>
      <text:p text:style-name="P43">export GIT_PS1_SHOWDIRTYSTATE=1</text:p>
      <text:p text:style-name="P43">export GIT_PS1_SHOWSTASHSTATE=1</text:p>
      <text:p text:style-name="P43">export GIT_PS1_SHOWUNTRACKEDFILES=1</text:p>
      <text:p text:style-name="P43">export GIT_PS1_SHOWUPSTREAM=auto</text:p>
      <text:p text:style-name="P43">export PS1=${PS1//\w/\w\$(__git_ps1 \" (%s)\")}</text:p>
      <text:p text:style-name="P43"/>
      <text:p text:style-name="P43"><text:soft-page-break/></text:p>
      <text:p text:style-name="P44"><text:tab/><text:tab/><text:tab/><text:span text:style-name="T72">GIT MERGE REQUEST</text:span></text:p>
      <text:p text:style-name="P44">step1: login code.duta.in</text:p>
      <text:p text:style-name="P44"><text:tab/>go to folder create new issue go to merge request create new using issue</text:p>
      <text:p text:style-name="P44">step2: git fetch -q</text:p>
      <text:p text:style-name="P44">step3:git checkout 1317-notification-for-domain-expiry</text:p>
      <text:p text:style-name="P45">step4:git add ssl_noti.py</text:p>
      <text:p text:style-name="P45">step5:git commit -m “ssl notification”</text:p>
      <text:p text:style-name="P45">step6:git push origin 1317-notification-for-domain-expiry</text:p>
      <text:p text:style-name="P45"/>
      <text:p text:style-name="P45"/>
      <text:p text:style-name="P45"/>
      <text:p text:style-name="P45"/>
      <text:p text:style-name="P45"><text:tab/><text:tab/><text:tab/><text:tab/><text:span text:style-name="T26">BYOBU TUTORIAL</text:span></text:p>
      <text:p text:style-name="P46"><text:span text:style-name="T74">Q. </text:span>How to move right and left byobu ?</text:p>
      <text:p text:style-name="P46">==&gt;f3 and f4 <text:span text:style-name="T75">or <text:s/>alt+ --&gt; <text:s/>alt + &lt;---</text:span></text:p>
      <text:p text:style-name="P47">Q.how to come back safely from byobu?</text:p>
      <text:p text:style-name="P47">==&gt;f6</text:p>
      <text:p text:style-name="P47">Q. how to split screen?</text:p>
      <text:p text:style-name="P47">==&gt;ctrl+f2</text:p>
      <text:p text:style-name="P47"/>
      <text:p text:style-name="P47"/>
      <text:p text:style-name="P89"><text:tab/><text:tab/><text:tab/><text:tab/>Device activation’s</text:p>
      <text:p text:style-name="P89"/>
      <text:p text:style-name="P89"/>
      <text:p text:style-name="P48">Q. to get details of down no.?</text:p>
      <text:p text:style-name="P48">==<text:span text:style-name="T76">&gt;</text:span>/duta/server/whatsappchannels/device_farm/devfarm_down_report.sh <text:s/>| less -nS</text:p>
      <text:p text:style-name="P49">Q. to get details of no. In particular network?</text:p>
      <text:p text:style-name="P49">==&gt;grep -w devfarm5 /duta/devfarm_report.txt | sort -k6,6V | column -t | less -N</text:p>
      <text:p text:style-name="P49"/>
      <text:p text:style-name="P49"><text:tab/><text:tab/><text:tab/><text:tab/><text:span text:style-name="T28">Kubernetes</text:span></text:p>
      <text:p text:style-name="P90"/>
      <text:p text:style-name="P90"/>
      <text:p text:style-name="P50">* kubernet is a container management technology</text:p>
      <text:p text:style-name="P50">*container container image </text:p>
      <text:p text:style-name="P50">*it checks free server</text:p>
      <text:p text:style-name="P50"><text:s/></text:p>
      <text:p text:style-name="P50"><text:span text:style-name="T78">Kubernet Archiceture</text:span> :-</text:p>
      <text:p text:style-name="P50"><text:s text:c="6"/><text:span text:style-name="T79">a master node and some node</text:span></text:p>
      <text:p text:style-name="P50"/>
      <text:p text:style-name="P51">kubernetes pod</text:p>
      <text:p text:style-name="P51">* it is a group of containers</text:p>
      <text:p text:style-name="P51">*every containers in pod contains unique ip</text:p>
      <text:p text:style-name="P51">*<text:span text:style-name="T80">pods are not only containers</text:span></text:p>
      <text:p text:style-name="P51"><text:soft-page-break/></text:p>
      <text:p text:style-name="P51"/>
      <text:p text:style-name="P51"/>
      <text:p text:style-name="P51">*<text:span text:style-name="T81">commands---&gt;</text:span></text:p>
      <text:p text:style-name="P52">*master and slave</text:p>
      <text:p text:style-name="P52">1.update repository</text:p>
      <text:p text:style-name="P52">2.turnoff swap space</text:p>
      <text:p text:style-name="P52">3.update hostname,hosts &amp; set static ip</text:p>
      <text:p text:style-name="P52">4. install openSSH server &amp; Docker</text:p>
      <text:p text:style-name="P52">5.install kubeadm,kubelets &amp; kubectl</text:p>
      <text:p text:style-name="P52"/>
      <text:p text:style-name="P52"/>
      <text:p text:style-name="P52"/>
      <text:p text:style-name="P52">*only on mster</text:p>
      <text:p text:style-name="P52">install kubernetes cluster</text:p>
      <text:p text:style-name="P52">install pod network</text:p>
      <text:p text:style-name="P52">setup kubernetes dashboard</text:p>
      <text:p text:style-name="P52"/>
      <text:p text:style-name="P52">* only at slave</text:p>
      <text:p text:style-name="P52">join cluster</text:p>
      <text:p text:style-name="P52"/>
      <text:p text:style-name="P52"/>
      <text:p text:style-name="P53">dashboard key</text:p>
      <text:p text:style-name="P53">eyJhbGciOiJSUzI1NiIsImtpZCI6IiJ9.eyJpc3MiOiJrdWJlcm5ldGVzL3NlcnZpY2VhY2NvdW50Iiwia3ViZXJuZXRlcy5pby9zZXJ2aWNlYWNjb3VudC9uYW1lc3BhY2UiOiJkZWZhdWx0Iiwia3ViZXJuZXRlcy5pby9zZXJ2aWNlYWNjb3VudC9zZWNyZXQubmFtZSI6ImRhc2hib2FyZC10b2tlbi12emc4dyIsImt1YmVybmV0ZXMuaW8vc2VydmljZWFjY291bnQvc2VydmljZS1hY2NvdW50Lm5hbWUiOiJkYXNoYm9hcmQiLCJrdWJlcm5ldGVzLmlvL3NlcnZpY2VhY2NvdW50L3NlcnZpY2UtYWNjb3VudC51aWQiOiIzMGZhMDYyNi0yYmM0LTExZTktYTYyMy05ODQwYmIyZjQ4ZTgiLCJzdWIiOiJzeXN0ZW06c2VydmljZWFjY291bnQ6ZGVmYXVsdDpkYXNoYm9hcmQifQ.IITg2REsBQQH-kcVZ_fhpDZWfOcgRqgGXePDUo4-Ekfa-19W848Gh940x9cUuu5N4MUxj9zD0N2owW9nAL97jN27VO2k8DbcQj9sorcvBZ-cBbcT2MmOcUr_Vobq5zWq6MVIah8H04oefpZ0BZK3UhtctGfSNneeM_99ESOZHmD3y1d-jbCiM9Ydthfwa89mmu-ao3imtEuctA4e49OMEc8R1PP6PC4iFFaW8aab_c232cygcnnVr3SiAJ3AI1zuWrKDV5Knwe5bCBpyhV76p-XB9rOWAjsFaQ-L</text:p>
      <text:p text:style-name="P53"/>
      <text:p text:style-name="P53"/>
      <text:p text:style-name="P55"/>
      <text:p text:style-name="P54">Q.to get all pods?</text:p>
      <text:p text:style-name="P54">==&gt;kubectl get pods --all-namespaces -o wide</text:p>
      <text:p text:style-name="P55">Q.how to create deployment?</text:p>
      <text:p text:style-name="P55">==&gt;kubectl create deployment ngix --image=nginx</text:p>
      <text:p text:style-name="P56">Q.to get deployment on terminal?55ad798f8aaf55ad798f8aaf</text:p>
      <text:p text:style-name="P56"><text:soft-page-break/>==&gt; kubectl get deployment</text:p>
      <text:p text:style-name="P57">Q.to get details of deployment?</text:p>
      <text:p text:style-name="P57">==&gt;k<text:span text:style-name="T82">u</text:span>bectl describe deployment ngix</text:p>
      <text:p text:style-name="P58">Q.how to do port mapping for services?</text:p>
      <text:p text:style-name="P58">==&gt;kubectl create service nodeport nginx --tcp=80:80</text:p>
      <text:p text:style-name="P59">Q.how to find which service is running <text:span text:style-name="T85">i</text:span>n which port?</text:p>
      <text:p text:style-name="P59">==&gt;kubectl get svc</text:p>
      <text:p text:style-name="P73">Q.to get services?</text:p>
      <text:p text:style-name="P73">==&gt;kubectl get services</text:p>
      <text:p text:style-name="P59">Q.how to delete any deployment?</text:p>
      <text:p text:style-name="P59">==&gt;<text:span text:style-name="T83">kubectl delete deployment <text:s/>&lt;name&gt;</text:span></text:p>
      <text:p text:style-name="P60">Q.how to do deployment using yaml file?</text:p>
      <text:p text:style-name="P61">==&gt;kubectl create -f deployment.yaml</text:p>
      <text:p text:style-name="P62">Q.to get all deployments?</text:p>
      <text:p text:style-name="P62">==&gt; </text:p>
      <text:p text:style-name="P63">Q.how to bring up cluster ? Docker swarn.?</text:p>
      <text:p text:style-name="P63">==&gt;docker swarm init --advertise-addr 192.168.1.15<text:span text:style-name="T86">(ip of master)</text:span></text:p>
      <text:p text:style-name="P64">Q.node to join cluster?</text:p>
      <text:p text:style-name="P64">==&gt;docker swarm join --token SWMTKN-1-1515z25lcakzn2f9ihbgaobtqdhj6j6qc79tvyb8skf4kcipnp-6hjvnfb6817ff4su81rbyszs4 192.168.1.15:2377</text:p>
      <text:p text:style-name="P66">Q.<text:span text:style-name="T87">deploying service</text:span></text:p>
      <text:p text:style-name="P65">==&gt;docker service create --name="hello-world" hello-world –mode=global</text:p>
      <text:p text:style-name="P67">Qto know how many members are there in clusters ?</text:p>
      <text:p text:style-name="P68">==&gt;<text:span text:style-name="T88">docker node ps</text:span></text:p>
      <text:p text:style-name="P69">Q. to get list of service containers?</text:p>
      <text:p text:style-name="P69">==&gt;docker service ls</text:p>
      <text:p text:style-name="P70">Q.how to leave docker swarm ?</text:p>
      <text:p text:style-name="P70">==&gt;first remove service</text:p>
      <text:p text:style-name="P70">==&gt;<text:span text:style-name="T89">docker service rm hello-world</text:span></text:p>
      <text:p text:style-name="P71">==&gt;docker swarm leave (on node machine)</text:p>
      <text:p text:style-name="P71">==&gt;</text:p>
      <text:p text:style-name="P72">Q.for describing pods?</text:p>
      <text:p text:style-name="P72">==&gt;kubectl describe pod kubernetes-dashboard -n kube-system</text:p>
      <text:p text:style-name="P72"><text:tab/><text:tab/><text:tab/><text:span text:style-name="T90">or</text:span></text:p>
      <text:p text:style-name="P75">==&gt;kubectl describe pods dk</text:p>
      <text:p text:style-name="P74">Q.how to change ip?</text:p>
      <text:p text:style-name="P74">==&gt;ifconfig wlp6s0 192.168.1.15 netmask 255.255.255.0</text:p>
      <text:p text:style-name="P74">==&gt;route add default gw 192.168.1.15 wlp6s0</text:p>
      <text:p text:style-name="P76">Q. to get events?</text:p>
      <text:p text:style-name="P76">==&gt;kubectl get events</text:p>
      <text:p text:style-name="P77">Q. to get pods created by me?</text:p>
      <text:p text:style-name="P77">==&gt;kubectl get pod,svc -n kube-system</text:p>
      <text:p text:style-name="P78">Q.to delete services?</text:p>
      <text:p text:style-name="P78">==&gt;kubectl delete service ubuntu</text:p>
      <text:p text:style-name="P81"><text:soft-page-break/>Qhow to restart pods?</text:p>
      <text:p text:style-name="P81"><text:span text:style-name="Source_20_Text"><text:span text:style-name="T91">==&gt;</text:span></text:span><text:span text:style-name="Source_20_Text">kubectl exec POD_NAME -c CONTAINER_NAME reboot</text:span></text:p>
      <text:p text:style-name="P78"/>
      <text:p text:style-name="P79">* serives in kubernetes?</text:p>
      <text:p text:style-name="P79">==&gt; types of services</text:p>
      <text:p text:style-name="P80">1.NodePort</text:p>
      <text:p text:style-name="P80">2.ClusterIp</text:p>
      <text:p text:style-name="P80"/>
      <text:p text:style-name="P80"/>
      <text:p text:style-name="P82">1.nodeport--&gt;it is connected to pods</text:p>
      <text:p text:style-name="P82"/>
      <text:p text:style-name="P82"/>
      <text:p text:style-name="P82"/>
      <text:p text:style-name="P82"/>
      <text:p text:style-name="P82"/>
      <text:p text:style-name="P91">Set inline video for game</text:p>
      <text:p text:style-name="P83"/>
      <text:p text:style-name="P84">1.livescores)ubuntu@ops:~/server/whatsappchannels/on_demand_sports ((v0.14.1230) $)⟫ python current_games.py | grep football &gt; /tmp/games.txt</text:p>
      <text:p text:style-name="P84"/>
      <text:p text:style-name="P85">2.scp ubuntu@ops.duta.in:/tmp/games.txt /home/deepak/Desktop/</text:p>
      <text:p text:style-name="P85"><text:s text:c="5"/><text:span text:style-name="T94">find the games which need to set videos also get in small letter</text:span></text:p>
      <text:p text:style-name="P88">==&gt;export</text:p>
      <text:p text:style-name="P88"><text:s/>PYTHONPATH=/duta/server/whatsappchannels:/duta/server/whatsappchannels/dutaq</text:p>
      <text:p text:style-name="P87">==&gt;python insert_inline_video.py "manchester united"</text:p>
      <text:p text:style-name="P87"><text:tab/><text:span text:style-name="T95">to download from server</text:span></text:p>
      <text:p text:style-name="P87"><text:s/><text:span text:style-name="T95">==&gt;</text:span>scp ubuntu@ops.duta.in:/tmp/games.txt /home/deepak/Desktop/</text:p>
      <text:p text:style-name="P87"/>
      <text:p text:style-name="P86">3.kprod get pods | grep football-video</text:p>
      <text:p text:style-name="P86"/>
      <text:p text:style-name="P86">4.kprod delete pod football-videos-659d76b649-2dmm6</text:p>
      <text:p text:style-name="P86">5.kprod get pods | grep football-vide<text:span text:style-name="T93">o</text:span></text:p>
      <text:p text:style-name="P86"><text:s/><text:span text:style-name="T92">confirm from database</text:span></text:p>
      <text:p text:style-name="P193">6.select * from football_inline_videos_whitelist;</text:p>
      <text:p text:style-name="P193"/>
      <text:p text:style-name="P193"/>
      <text:p text:style-name="P198"><text:tab/><text:tab/><text:tab/><text:tab/><text:tab/>staging</text:p>
      <text:p text:style-name="P194">Q.to get running pods of staging</text:p>
      <text:p text:style-name="P198">==&gt; <text:span text:style-name="T43">kstag get pods | grep "Running"</text:span></text:p>
      <text:p text:style-name="P198"><text:span text:style-name="T43"/></text:p>
      <text:p text:style-name="P198"><text:span text:style-name="T43"/></text:p>
      <text:p text:style-name="P198"><text:span text:style-name="T43"/></text:p>
      <text:p text:style-name="P199"><text:span text:style-name="T43"><text:tab/><text:tab/><text:tab/></text:span></text:p>
      <text:p text:style-name="P199"><text:span text:style-name="T43"/></text:p>
      <text:p text:style-name="P199"><text:soft-page-break/><text:span text:style-name="T44"><text:tab/><text:tab/><text:tab/></text:span><text:span text:style-name="T96">FOR RELEASE</text:span></text:p>
      <text:p text:style-name="P197">1<text:span text:style-name="T10">st</text:span> thing</text:p>
      <text:p text:style-name="P197">git chekout master; git pull</text:p>
      <text:p text:style-name="P195">Q. <text:span text:style-name="T97">for whatsappchannel and sports ?</text:span></text:p>
      <text:p text:style-name="P196">==&gt; skafpoed-deploy ./*.yaml</text:p>
      <text:p text:style-name="P196">Q.for local news ?</text:p>
      <text:p text:style-name="P196">==&gt; give location in skafold.yaml </text:p>
      <text:p text:style-name="P196">==&gt; skafprod r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3:14:53.237637842</meta:creation-date>
    <dc:date>2019-02-19T18:38:09.389098921</dc:date>
    <meta:editing-duration>P17DT3H39M</meta:editing-duration>
    <meta:editing-cycles>172</meta:editing-cycles>
    <meta:generator>LibreOffice/6.0.6.2$Linux_X86_64 LibreOffice_project/00m0$Build-2</meta:generator>
    <meta:document-statistic meta:table-count="2" meta:image-count="0" meta:object-count="0" meta:page-count="35" meta:paragraph-count="1092" meta:word-count="3410" meta:character-count="28800" meta:non-whitespace-character-count="23650"/>
  </office:meta>
</office:document-meta>
</file>